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26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78cm"/>
    </style:style>
    <style:style style:name="co6" style:family="table-column">
      <style:table-column-properties fo:break-before="auto" style:column-width="12.547cm"/>
    </style:style>
    <style:style style:name="co7" style:family="table-column">
      <style:table-column-properties fo:break-before="auto" style:column-width="14.601cm"/>
    </style:style>
    <style:style style:name="co8" style:family="table-column">
      <style:table-column-properties fo:break-before="auto" style:column-width="2.863cm"/>
    </style:style>
    <style:style style:name="co9" style:family="table-column">
      <style:table-column-properties fo:break-before="auto" style:column-width="5.415cm"/>
    </style:style>
    <style:style style:name="co10" style:family="table-column">
      <style:table-column-properties fo:break-before="auto" style:column-width="4.77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4.66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>
      <style:text-properties fo:color="#ff0000" fo:font-weight="bold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ff3366"/>
    </style:style>
    <style:style style:name="ce8" style:family="table-cell" style:parent-style-name="Default" style:data-style-name="N109"/>
    <style:style style:name="ce9" style:family="table-cell" style:parent-style-name="Default" style:data-style-name="N109">
      <style:table-cell-properties fo:background-color="#33cc66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09">
      <style:table-cell-properties fo:background-color="#3deb3d"/>
    </style:style>
    <style:style style:name="ce12" style:family="table-cell" style:parent-style-name="Default" style:data-style-name="N2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1 summary lenght: 5</text:p>
          </table:table-cell>
          <table:table-cell table:number-columns-repeated="31"/>
        </table:table-row>
        <table:table-row table:style-name="ro1">
          <table:table-cell/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office:value-type="string">
            <text:p>Średnia</text:p>
          </table:table-cell>
          <table:table-cell table:formula="oooc:=AVERAGE([.B4:.AA29])" office:value-type="float" office:value="1.96581196581197">
            <text:p>1,97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/>
          <table:table-cell office:value-type="string">
            <text:p>Odchylenie</text:p>
          </table:table-cell>
          <table:table-cell table:formula="oooc:=STDEV([.B4:.AA29])" office:value-type="float" office:value="0.985015944163548">
            <text:p>0,99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6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2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17"/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9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2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6"/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2 summary lenght: 4</text:p>
          </table:table-cell>
          <table:table-cell table:number-columns-repeated="31"/>
        </table:table-row>
        <table:table-row table:style-name="ro1">
          <table:table-cell/>
          <table:table-cell table:number-columns-repeated="14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Średnia</text:p>
          </table:table-cell>
          <table:table-cell table:formula="oooc:=AVERAGE([.B37:.AB63])" office:value-type="float" office:value="2.18783068783069">
            <text:p>2,19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Odchylenie</text:p>
          </table:table-cell>
          <table:table-cell table:formula="oooc:=STDEV([.B37:.AB63])" office:value-type="float" office:value="0.848878213051919">
            <text:p>0,85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1"/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2"/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6"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3"/>
          <table:table-cell table:number-columns-repeated="5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7"/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3 summary lenght: 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Średnia</text:p>
          </table:table-cell>
          <table:table-cell table:formula="oooc:=AVERAGE([.B71:.AB97])" office:value-type="float" office:value="1.85185185185185">
            <text:p>1,85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string">
            <text:p>Odchylenie</text:p>
          </table:table-cell>
          <table:table-cell table:formula="oooc:=STDEV([.B71:.AB97])" office:value-type="float" office:value="0.77031066746671">
            <text:p>0,77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1"/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5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7"/>
          <table:table-cell table:number-columns-repeated="2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1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3"/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5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6"/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7"/>
          <table:table-cell office:value-type="float" office:value="2">
            <text:p>2</text:p>
          </table:table-cell>
          <table:table-cell table:number-columns-repeated="4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4 summary lenght: 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office:value-type="string">
            <text:p>Średnia</text:p>
          </table:table-cell>
          <table:table-cell table:formula="oooc:=AVERAGE([.B105:.AB131])" office:value-type="float" office:value="2.81216931216931">
            <text:p>2,8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Odchylenie</text:p>
          </table:table-cell>
          <table:table-cell table:formula="oooc:=STDEV([.B105:.AB131])" office:value-type="float" office:value="0.92369920173679">
            <text:p>0,92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4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8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6"/>
          <table:table-cell table:number-columns-repeated="3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1"/>
          <table:table-cell table:number-columns-repeated="4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2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4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7"/>
          <table:table-cell office:value-type="float" office:value="1">
            <text:p>1</text:p>
          </table:table-cell>
          <table:table-cell table:number-columns-repeated="4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5 summary lenght: 1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Średnia</text:p>
          </table:table-cell>
          <table:table-cell table:formula="oooc:=AVERAGE([.B139:.AC166])" office:value-type="float" office:value="4.07635467980296">
            <text:p>4,0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Odchylenie</text:p>
          </table:table-cell>
          <table:table-cell table:formula="oooc:=STDEV([.B139:.AC166])" office:value-type="float" office:value="1.34497969595589">
            <text:p>1,34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1"/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17"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0"/>
          <table:table-cell table:number-columns-repeated="5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4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6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8"/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6 summary lenght: 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9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Średnia</text:p>
          </table:table-cell>
          <table:table-cell table:formula="oooc:=AVERAGE([.B174:.AC201])" office:value-type="float" office:value="3.78571428571429">
            <text:p>3,79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Odchylenie</text:p>
          </table:table-cell>
          <table:table-cell table:formula="oooc:=STDEV([.B174:.AC201])" office:value-type="float" office:value="1.34656136630586">
            <text:p>1,35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table:number-columns-repeated="3"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3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table:number-columns-repeated="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4"/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7"/>
          <table:table-cell table:number-columns-repeated="2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3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4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26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28"/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7 summary lenght: 1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Średnia</text:p>
          </table:table-cell>
          <table:table-cell table:formula="oooc:=AVERAGE([.B209:.AA234])" office:value-type="float" office:value="4.05128205128205">
            <text:p>4,0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Odchylenie</text:p>
          </table:table-cell>
          <table:table-cell table:formula="oooc:=STDEV([.B209:.AA234])" office:value-type="float" office:value="1.48042168034934">
            <text:p>1,48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5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16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17"/>
          <table:table-cell table:number-columns-repeated="2" office:value-type="float" office:value="3">
            <text:p>3</text:p>
          </table:table-cell>
          <table:table-cell table:number-columns-repeated="4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1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1"/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3"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4"/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5"/>
          <table:table-cell table:number-columns-repeated="2"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6"/>
          <table:table-cell office:value-type="float" office:value="3">
            <text:p>3</text:p>
          </table:table-cell>
          <table:table-cell table:number-columns-repeated="5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8 summary lenght: 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Średnia</text:p>
          </table:table-cell>
          <table:table-cell table:formula="oooc:=AVERAGE([.B242:.AC269])" office:value-type="float" office:value="1.63546798029557">
            <text:p>1,64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Odchylenie</text:p>
          </table:table-cell>
          <table:table-cell table:formula="oooc:=STDEV([.B242:.AC269])" office:value-type="float" office:value="0.651776794869403">
            <text:p>0,65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3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1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float" office:value="1">
            <text:p>1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17"/>
          <table:table-cell table:number-columns-repeated="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19"/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1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2"/>
          <table:table-cell table:number-columns-repeated="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3"/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4"/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5"/>
          <table:table-cell table:number-columns-repeated="4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8"/>
          <table:table-cell office:value-type="float" office:value="1">
            <text:p>1</text:p>
          </table:table-cell>
          <table:table-cell table:number-columns-repeated="3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9 summary lenght: 11</text:p>
          </table:table-cell>
          <table:table-cell table:number-columns-repeated="31"/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Średnia</text:p>
          </table:table-cell>
          <table:table-cell table:formula="oooc:=AVERAGE([.B277:.AD305])" office:value-type="float" office:value="4.91494252873563">
            <text:p>4,91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Odchylenie</text:p>
          </table:table-cell>
          <table:table-cell table:formula="oooc:=STDEV([.B277:.AD305])" office:value-type="float" office:value="1.31269314888936">
            <text:p>1,31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1"/>
          <table:table-cell table:number-columns-repeated="5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4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5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7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8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number-rows-repeated="5">
          <table:table-cell table:number-columns-repeated="32"/>
        </table:table-row>
        <table:table-row table:style-name="ro1">
          <table:table-cell office:value-type="string">
            <text:p>------------------------------------------------------</text:p>
          </table:table-cell>
          <table:table-cell table:number-columns-repeated="31"/>
        </table:table-row>
        <table:table-row table:style-name="ro1">
          <table:table-cell office:value-type="string">
            <text:p><text:s/>artid:10 summary lenght: 1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Średnia</text:p>
          </table:table-cell>
          <table:table-cell table:formula="oooc:=AVERAGE([.B313:.AD341])" office:value-type="float" office:value="5.87586206896552">
            <text:p>5,88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string">
            <text:p>Odchylenie</text:p>
          </table:table-cell>
          <table:table-cell table:formula="oooc:=STDEV([.B313:.AD341])" office:value-type="float" office:value="1.40054017864219">
            <text:p>1,4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5"/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7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8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1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3"/>
          <table:table-cell table:number-columns-repeated="2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15"/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16"/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7"/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1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2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3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4"/>
          <table:table-cell table:number-columns-repeated="2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5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26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27"/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8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6">
            <text:p>6</text:p>
          </table:table-cell>
          <table:table-cell table:number-columns-repeated="2"/>
        </table:table-row>
      </table:table>
      <table:table table:name="Arkusz2" table:style-name="ta1" table:print="false">
        <office:forms form:automatic-focus="false" form:apply-design-mode="false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Zgodność użytkowników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d</text:p>
          </table:table-cell>
          <table:table-cell office:value-type="string">
            <text:p>srednia</text:p>
          </table:table-cell>
          <table:table-cell office:value-type="string">
            <text:p><text:s/>odchylenie</text:p>
          </table:table-cell>
          <table:table-cell office:value-type="string">
            <text:p>Długość streszczenia</text:p>
          </table:table-cell>
          <table:table-cell office:value-type="string">
            <text:p>%</text:p>
          </table:table-cell>
          <table:table-cell office:value-type="string">
            <text:p>Odchylenie</text:p>
          </table:table-cell>
          <table:table-cell office:value-type="string">
            <text:p>Srednia znormalizowana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97">
            <text:p>1,97</text:p>
          </table:table-cell>
          <table:table-cell office:value-type="float" office:value="0.99">
            <text:p>0,99</text:p>
          </table:table-cell>
          <table:table-cell office:value-type="float" office:value="5">
            <text:p>5</text:p>
          </table:table-cell>
          <table:table-cell table:style-name="ce1" table:formula="oooc:=[.B6]/[.D6]" office:value-type="percentage" office:value="0.394">
            <text:p>39%</text:p>
          </table:table-cell>
          <table:table-cell table:style-name="ce1" table:formula="oooc:=[.C6]/[.D6]" office:value-type="percentage" office:value="0.198">
            <text:p>20%</text:p>
          </table:table-cell>
          <table:table-cell table:formula="oooc:=[.B6]/[.D6]" office:value-type="float" office:value="0.394">
            <text:p>0,3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19">
            <text:p>2,19</text:p>
          </table:table-cell>
          <table:table-cell office:value-type="float" office:value="0.85">
            <text:p>0,85</text:p>
          </table:table-cell>
          <table:table-cell office:value-type="float" office:value="4">
            <text:p>4</text:p>
          </table:table-cell>
          <table:table-cell table:style-name="ce1" table:formula="oooc:=[.B7]/[.D7]" office:value-type="percentage" office:value="0.5475">
            <text:p>55%</text:p>
          </table:table-cell>
          <table:table-cell table:style-name="ce1" table:formula="oooc:=[.C7]/[.D7]" office:value-type="percentage" office:value="0.2125">
            <text:p>21%</text:p>
          </table:table-cell>
          <table:table-cell table:formula="oooc:=[.B7]/[.D7]" office:value-type="float" office:value="0.5475">
            <text:p>0,5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85">
            <text:p>1,85</text:p>
          </table:table-cell>
          <table:table-cell office:value-type="float" office:value="0.77">
            <text:p>0,77</text:p>
          </table:table-cell>
          <table:table-cell office:value-type="float" office:value="4">
            <text:p>4</text:p>
          </table:table-cell>
          <table:table-cell table:style-name="ce1" table:formula="oooc:=[.B8]/[.D8]" office:value-type="percentage" office:value="0.4625">
            <text:p>46%</text:p>
          </table:table-cell>
          <table:table-cell table:style-name="ce1" table:formula="oooc:=[.C8]/[.D8]" office:value-type="percentage" office:value="0.1925">
            <text:p>19%</text:p>
          </table:table-cell>
          <table:table-cell table:formula="oooc:=[.B8]/[.D8]" office:value-type="float" office:value="0.4625">
            <text:p>0,4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81">
            <text:p>2,81</text:p>
          </table:table-cell>
          <table:table-cell office:value-type="float" office:value="0.92">
            <text:p>0,92</text:p>
          </table:table-cell>
          <table:table-cell office:value-type="float" office:value="5">
            <text:p>5</text:p>
          </table:table-cell>
          <table:table-cell table:style-name="ce1" table:formula="oooc:=[.B9]/[.D9]" office:value-type="percentage" office:value="0.562">
            <text:p>56%</text:p>
          </table:table-cell>
          <table:table-cell table:style-name="ce1" table:formula="oooc:=[.C9]/[.D9]" office:value-type="percentage" office:value="0.184">
            <text:p>18%</text:p>
          </table:table-cell>
          <table:table-cell table:formula="oooc:=[.B9]/[.D9]" office:value-type="float" office:value="0.562">
            <text:p>0,5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08">
            <text:p>4,08</text:p>
          </table:table-cell>
          <table:table-cell office:value-type="float" office:value="1.34">
            <text:p>1,34</text:p>
          </table:table-cell>
          <table:table-cell office:value-type="float" office:value="10">
            <text:p>10</text:p>
          </table:table-cell>
          <table:table-cell table:style-name="ce1" table:formula="oooc:=[.B10]/[.D10]" office:value-type="percentage" office:value="0.408">
            <text:p>41%</text:p>
          </table:table-cell>
          <table:table-cell table:style-name="ce1" table:formula="oooc:=[.C10]/[.D10]" office:value-type="percentage" office:value="0.134">
            <text:p>13%</text:p>
          </table:table-cell>
          <table:table-cell table:formula="oooc:=[.B10]/[.D10]" office:value-type="float" office:value="0.408">
            <text:p>0,4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 office:value-type="float" office:value="1.35">
            <text:p>1,35</text:p>
          </table:table-cell>
          <table:table-cell office:value-type="float" office:value="7">
            <text:p>7</text:p>
          </table:table-cell>
          <table:table-cell table:style-name="ce1" table:formula="oooc:=[.B11]/[.D11]" office:value-type="percentage" office:value="0.541428571428571">
            <text:p>54%</text:p>
          </table:table-cell>
          <table:table-cell table:style-name="ce1" table:formula="oooc:=[.C11]/[.D11]" office:value-type="percentage" office:value="0.192857142857143">
            <text:p>19%</text:p>
          </table:table-cell>
          <table:table-cell table:formula="oooc:=[.B11]/[.D11]" office:value-type="float" office:value="0.541428571428571">
            <text:p>0,5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05">
            <text:p>4,05</text:p>
          </table:table-cell>
          <table:table-cell office:value-type="float" office:value="1.48">
            <text:p>1,48</text:p>
          </table:table-cell>
          <table:table-cell office:value-type="float" office:value="11">
            <text:p>11</text:p>
          </table:table-cell>
          <table:table-cell table:style-name="ce1" table:formula="oooc:=[.B12]/[.D12]" office:value-type="percentage" office:value="0.368181818181818">
            <text:p>37%</text:p>
          </table:table-cell>
          <table:table-cell table:style-name="ce1" table:formula="oooc:=[.C12]/[.D12]" office:value-type="percentage" office:value="0.134545454545455">
            <text:p>13%</text:p>
          </table:table-cell>
          <table:table-cell table:formula="oooc:=[.B12]/[.D12]" office:value-type="float" office:value="0.368181818181818">
            <text:p>0,3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64">
            <text:p>1,64</text:p>
          </table:table-cell>
          <table:table-cell office:value-type="float" office:value="0.65">
            <text:p>0,65</text:p>
          </table:table-cell>
          <table:table-cell office:value-type="float" office:value="3">
            <text:p>3</text:p>
          </table:table-cell>
          <table:table-cell table:style-name="ce1" table:formula="oooc:=[.B13]/[.D13]" office:value-type="percentage" office:value="0.546666666666667">
            <text:p>55%</text:p>
          </table:table-cell>
          <table:table-cell table:style-name="ce1" table:formula="oooc:=[.C13]/[.D13]" office:value-type="percentage" office:value="0.216666666666667">
            <text:p>22%</text:p>
          </table:table-cell>
          <table:table-cell table:formula="oooc:=[.B13]/[.D13]" office:value-type="float" office:value="0.546666666666667">
            <text:p>0,5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.91">
            <text:p>4,91</text:p>
          </table:table-cell>
          <table:table-cell office:value-type="float" office:value="1.31">
            <text:p>1,31</text:p>
          </table:table-cell>
          <table:table-cell office:value-type="float" office:value="11">
            <text:p>11</text:p>
          </table:table-cell>
          <table:table-cell table:style-name="ce1" table:formula="oooc:=[.B14]/[.D14]" office:value-type="percentage" office:value="0.446363636363636">
            <text:p>45%</text:p>
          </table:table-cell>
          <table:table-cell table:style-name="ce1" table:formula="oooc:=[.C14]/[.D14]" office:value-type="percentage" office:value="0.119090909090909">
            <text:p>12%</text:p>
          </table:table-cell>
          <table:table-cell table:formula="oooc:=[.B14]/[.D14]" office:value-type="float" office:value="0.446363636363636">
            <text:p>0,4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88">
            <text:p>5,88</text:p>
          </table:table-cell>
          <table:table-cell office:value-type="float" office:value="1.4">
            <text:p>1,4</text:p>
          </table:table-cell>
          <table:table-cell office:value-type="float" office:value="12">
            <text:p>12</text:p>
          </table:table-cell>
          <table:table-cell table:style-name="ce1" table:formula="oooc:=[.B15]/[.D15]" office:value-type="percentage" office:value="0.49">
            <text:p>49%</text:p>
          </table:table-cell>
          <table:table-cell table:style-name="ce1" table:formula="oooc:=[.C15]/[.D15]" office:value-type="percentage" office:value="0.116666666666667">
            <text:p>12%</text:p>
          </table:table-cell>
          <table:table-cell table:formula="oooc:=[.B15]/[.D15]" office:value-type="float" office:value="0.49">
            <text:p>0,49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Relevant se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length</text:p>
          </table:table-cell>
          <table:table-cell office:value-type="string">
            <text:p>|Relevant|</text:p>
          </table:table-cell>
          <table:table-cell office:value-type="string">
            <text:p>Średnio</text:p>
          </table:table-cell>
          <table:table-cell office:value-type="string">
            <text:p>Odchylenie</text:p>
          </table:table-cell>
          <table:table-cell office:value-type="string">
            <text:p>Po średniej</text:p>
          </table:table-cell>
          <table:table-cell/>
          <table:table-cell office:value-type="string">
            <text:p>Sum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7.11">
            <text:p>7,11</text:p>
          </table:table-cell>
          <table:table-cell office:value-type="float" office:value="5.56">
            <text:p>5,56</text:p>
          </table:table-cell>
          <table:table-cell office:value-type="float" office:value="6">
            <text:p>6</text:p>
          </table:table-cell>
          <table:table-cell table:formula="oooc:=[.G21]/[.C21]" office:value-type="float" office:value="0.272727272727273">
            <text:p>0,2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8.62">
            <text:p>8,62</text:p>
          </table:table-cell>
          <table:table-cell office:value-type="float" office:value="8.17">
            <text:p>8,17</text:p>
          </table:table-cell>
          <table:table-cell office:value-type="float" office:value="6">
            <text:p>6</text:p>
          </table:table-cell>
          <table:table-cell table:formula="oooc:=[.G22]/[.C22]" office:value-type="float" office:value="0.375">
            <text:p>0,3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6.88">
            <text:p>6,88</text:p>
          </table:table-cell>
          <table:table-cell office:value-type="float" office:value="7">
            <text:p>7</text:p>
          </table:table-cell>
          <table:table-cell table:formula="oooc:=[.G23]/[.C23]" office:value-type="float" office:value="0.4375">
            <text:p>0,44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8.24">
            <text:p>8,24</text:p>
          </table:table-cell>
          <table:table-cell office:value-type="float" office:value="8.34">
            <text:p>8,34</text:p>
          </table:table-cell>
          <table:table-cell office:value-type="float" office:value="5">
            <text:p>5</text:p>
          </table:table-cell>
          <table:table-cell table:formula="oooc:=[.G24]/[.C24]" office:value-type="float" office:value="0.25">
            <text:p>0,2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7.84">
            <text:p>7,84</text:p>
          </table:table-cell>
          <table:table-cell office:value-type="float" office:value="6.07">
            <text:p>6,07</text:p>
          </table:table-cell>
          <table:table-cell office:value-type="float" office:value="14">
            <text:p>14</text:p>
          </table:table-cell>
          <table:table-cell table:formula="oooc:=[.G25]/[.C25]" office:value-type="float" office:value="0.318181818181818">
            <text:p>0,3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8.12">
            <text:p>8,12</text:p>
          </table:table-cell>
          <table:table-cell office:value-type="float" office:value="8.24">
            <text:p>8,24</text:p>
          </table:table-cell>
          <table:table-cell office:value-type="float" office:value="9">
            <text:p>9</text:p>
          </table:table-cell>
          <table:table-cell table:formula="oooc:=[.G26]/[.C26]" office:value-type="float" office:value="0.310344827586207">
            <text:p>0,31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42">
            <text:p>42</text:p>
          </table:table-cell>
          <table:table-cell office:value-type="float" office:value="6.91">
            <text:p>6,91</text:p>
          </table:table-cell>
          <table:table-cell office:value-type="float" office:value="5.09">
            <text:p>5,09</text:p>
          </table:table-cell>
          <table:table-cell office:value-type="float" office:value="19">
            <text:p>19</text:p>
          </table:table-cell>
          <table:table-cell table:formula="oooc:=[.G27]/[.C27]" office:value-type="float" office:value="0.387755102040816">
            <text:p>0,39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8.7">
            <text:p>8,7</text:p>
          </table:table-cell>
          <table:table-cell office:value-type="float" office:value="8.55">
            <text:p>8,55</text:p>
          </table:table-cell>
          <table:table-cell office:value-type="float" office:value="4">
            <text:p>4</text:p>
          </table:table-cell>
          <table:table-cell table:formula="oooc:=[.G28]/[.C28]" office:value-type="float" office:value="0.285714285714286">
            <text:p>0,29</text:p>
          </table:table-cell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7.86">
            <text:p>7,86</text:p>
          </table:table-cell>
          <table:table-cell office:value-type="float" office:value="7.01">
            <text:p>7,01</text:p>
          </table:table-cell>
          <table:table-cell office:value-type="float" office:value="18">
            <text:p>18</text:p>
          </table:table-cell>
          <table:table-cell table:formula="oooc:=[.G29]/[.C29]" office:value-type="float" office:value="0.333333333333333">
            <text:p>0,33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6.79">
            <text:p>6,79</text:p>
          </table:table-cell>
          <table:table-cell office:value-type="float" office:value="7.11">
            <text:p>7,11</text:p>
          </table:table-cell>
          <table:table-cell office:value-type="float" office:value="17">
            <text:p>17</text:p>
          </table:table-cell>
          <table:table-cell table:formula="oooc:=[.G30]/[.C30]" office:value-type="float" office:value="0.303571428571429">
            <text:p>0,3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table:number-columns-repeated="7"/>
          <table:table-cell table:formula="oooc:=AVERAGE([.H21:.H30])" office:value-type="float" office:value="0.327412806815516">
            <text:p>0,33</text:p>
          </table:table-cell>
          <table:table-cell/>
        </table:table-row>
      </table:table>
      <table:table table:name="Arkusz3" table:style-name="ta1" table:print="false">
        <office:forms form:automatic-focus="false" form:apply-design-mode="false"/>
        <table:table-column table:style-name="co4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measure :COVERAG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office:value-type="string">
            <text:p>BM_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27">
            <text:p>0,27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18">
            <text:p>0,18</text:p>
          </table:table-cell>
          <table:table-cell office:value-type="float" office:value="0.25">
            <text:p>0,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0.5">
            <text:p>0,5</text:p>
          </table:table-cell>
          <table:table-cell office:value-type="float" office:value="0.22">
            <text:p>0,22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float" office:value="0.6">
            <text:p>0,6</text:p>
          </table:table-cell>
          <table:table-cell office:value-type="float" office:value="0.23">
            <text:p>0,23</text:p>
          </table:table-cell>
          <table:table-cell office:value-type="float" office:value="0.4">
            <text:p>0,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5">
            <text:p>0,5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office:value-type="float" office:value="0.3">
            <text:p>0,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43">
            <text:p>0,43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0.27">
            <text:p>0,27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0.55">
            <text:p>0,5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0.29">
            <text:p>0,29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.67">
            <text:p>0,67</text:p>
          </table:table-cell>
          <table:table-cell table:number-columns-repeated="2" office:value-type="float" office:value="0.33">
            <text:p>0,33</text:p>
          </table:table-cell>
          <table:table-cell office:value-type="float" office:value="0.31">
            <text:p>0,31</text:p>
          </table:table-cell>
          <table:table-cell office:value-type="float" office:value="0.67">
            <text:p>0,67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.36">
            <text:p>0,36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45">
            <text:p>0,45</text:p>
          </table:table-cell>
          <table:table-cell office:value-type="float" office:value="0.27">
            <text:p>0,27</text:p>
          </table:table-cell>
          <table:table-cell office:value-type="float" office:value="0.64">
            <text:p>0,64</text:p>
          </table:table-cell>
          <table:table-cell office:value-type="float" office:value="0.45">
            <text:p>0,45</text:p>
          </table:table-cell>
          <table:table-cell office:value-type="float" office:value="0.21">
            <text:p>0,21</text:p>
          </table:table-cell>
          <table:table-cell office:value-type="float" office:value="0.36">
            <text:p>0,36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0.67">
            <text:p>0,67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42">
            <text:p>0,42</text:p>
          </table:table-cell>
          <table:table-cell office:value-type="float" office:value="0.33">
            <text:p>0,33</text:p>
          </table:table-cell>
          <table:table-cell office:value-type="float" office:value="0.19">
            <text:p>0,19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0.27">
            <text:p>0,27</text:p>
          </table:table-cell>
          <table:table-cell/>
        </table:table-row>
        <table:table-row table:style-name="ro1">
          <table:table-cell/>
          <table:table-cell office:value-type="string">
            <text:p>Średnia</text:p>
          </table:table-cell>
          <table:table-cell table:formula="oooc:=AVERAGE([.C5:.C14])" office:value-type="float" office:value="0.5">
            <text:p>0,5</text:p>
          </table:table-cell>
          <table:table-cell table:formula="oooc:=AVERAGE([.D5:.D14])" office:value-type="float" office:value="0.444">
            <text:p>0,44</text:p>
          </table:table-cell>
          <table:table-cell table:formula="oooc:=AVERAGE([.E5:.E14])" office:value-type="float" office:value="0.533">
            <text:p>0,53</text:p>
          </table:table-cell>
          <table:table-cell table:formula="oooc:=AVERAGE([.F5:.F14])" office:value-type="float" office:value="0.379">
            <text:p>0,38</text:p>
          </table:table-cell>
          <table:table-cell table:formula="oooc:=AVERAGE([.G5:.G14])" office:value-type="float" office:value="0.23">
            <text:p>0,23</text:p>
          </table:table-cell>
          <table:table-cell table:formula="oooc:=AVERAGE([.H5:.H14])" office:value-type="float" office:value="0.416">
            <text:p>0,4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 table:number-rows-repeated="5">
          <table:table-cell table:number-columns-repeated="13"/>
        </table:table-row>
        <table:table-row table:style-name="ro1">
          <table:table-cell/>
          <table:table-cell office:value-type="string">
            <text:p>measure :RECALL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office:value-type="string">
            <text:p>BM_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33">
            <text:p>0,33</text:p>
          </table:table-cell>
          <table:table-cell office:value-type="float" office:value="0.5">
            <text:p>0,5</text:p>
          </table:table-cell>
          <table:table-cell office:value-type="float" office:value="0.67">
            <text:p>0,67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17">
            <text:p>0,1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0.33">
            <text:p>0,33</text:p>
          </table:table-cell>
          <table:table-cell office:value-type="float" office:value="0.17">
            <text:p>0,17</text:p>
          </table:table-cell>
          <table:table-cell office:value-type="float" office:value="0.21">
            <text:p>0,21</text:p>
          </table:table-cell>
          <table:table-cell office:value-type="float" office:value="0.33">
            <text:p>0,3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float" office:value="0.43">
            <text:p>0,43</text:p>
          </table:table-cell>
          <table:table-cell office:value-type="float" office:value="0.22">
            <text:p>0,22</text:p>
          </table:table-cell>
          <table:table-cell office:value-type="float" office:value="0.43">
            <text:p>0,4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float" office:value="0.6">
            <text:p>0,6</text:p>
          </table:table-cell>
          <table:table-cell office:value-type="float" office:value="0.23">
            <text:p>0,23</text:p>
          </table:table-cell>
          <table:table-cell office:value-type="float" office:value="0.4">
            <text:p>0,4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0.57">
            <text:p>0,57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.29">
            <text:p>0,29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44">
            <text:p>0,44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.44">
            <text:p>0,44</text:p>
          </table:table-cell>
          <table:table-cell office:value-type="float" office:value="0.25">
            <text:p>0,25</text:p>
          </table:table-cell>
          <table:table-cell office:value-type="float" office:value="0.56">
            <text:p>0,56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32">
            <text:p>0,32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0.23">
            <text:p>0,23</text:p>
          </table:table-cell>
          <table:table-cell office:value-type="float" office:value="0.37">
            <text:p>0,37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75">
            <text:p>0,75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28">
            <text:p>0,28</text:p>
          </table:table-cell>
          <table:table-cell office:value-type="float" office:value="0.75">
            <text:p>0,75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39">
            <text:p>0,39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.39">
            <text:p>0,39</text:p>
          </table:table-cell>
          <table:table-cell office:value-type="float" office:value="0.21">
            <text:p>0,21</text:p>
          </table:table-cell>
          <table:table-cell office:value-type="float" office:value="0.28">
            <text:p>0,28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.41">
            <text:p>0,41</text:p>
          </table:table-cell>
          <table:table-cell office:value-type="float" office:value="0.29">
            <text:p>0,29</text:p>
          </table:table-cell>
          <table:table-cell office:value-type="float" office:value="0.24">
            <text:p>0,24</text:p>
          </table:table-cell>
          <table:table-cell office:value-type="float" office:value="0.19">
            <text:p>0,19</text:p>
          </table:table-cell>
          <table:table-cell office:value-type="float" office:value="0.47">
            <text:p>0,4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/>
          <table:table-cell office:value-type="string">
            <text:p>Średnia</text:p>
          </table:table-cell>
          <table:table-cell table:formula="oooc:=AVERAGE([.C23:.C32])" office:value-type="float" office:value="0.436">
            <text:p>0,44</text:p>
          </table:table-cell>
          <table:table-cell table:formula="oooc:=AVERAGE([.D23:.D32])" office:value-type="float" office:value="0.394">
            <text:p>0,39</text:p>
          </table:table-cell>
          <table:table-cell table:formula="oooc:=AVERAGE([.E23:.E32])" office:value-type="float" office:value="0.454">
            <text:p>0,45</text:p>
          </table:table-cell>
          <table:table-cell table:formula="oooc:=AVERAGE([.F23:.F32])" office:value-type="float" office:value="0.388">
            <text:p>0,39</text:p>
          </table:table-cell>
          <table:table-cell table:formula="oooc:=AVERAGE([.G23:.G32])" office:value-type="float" office:value="0.227">
            <text:p>0,23</text:p>
          </table:table-cell>
          <table:table-cell table:formula="oooc:=AVERAGE([.H23:.H32])" office:value-type="float" office:value="0.405">
            <text:p>0,41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>
            <text:p>measure :PRECISION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TFIDF</text:p>
          </table:table-cell>
          <table:table-cell office:value-type="string">
            <text:p>Lex</text:p>
          </table:table-cell>
          <table:table-cell office:value-type="string">
            <text:p>Loc</text:p>
          </table:table-cell>
          <table:table-cell office:value-type="string">
            <text:p>FIRST</text:p>
          </table:table-cell>
          <table:table-cell office:value-type="string">
            <text:p>Rand</text:p>
          </table:table-cell>
          <table:table-cell office:value-type="string">
            <text:p>BM_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.6">
            <text:p>0,6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31">
            <text:p>0,31</text:p>
          </table:table-cell>
          <table:table-cell office:value-type="float" office:value="0.5">
            <text:p>0,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4" office:value-type="float" office:value="0.75">
            <text:p>0,75</text:p>
          </table:table-cell>
          <table:table-cell office:value-type="float" office:value="0.38">
            <text:p>0,38</text:p>
          </table:table-cell>
          <table:table-cell office:value-type="float" office:value="0.75">
            <text:p>0,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float" office:value="0.6">
            <text:p>0,6</text:p>
          </table:table-cell>
          <table:table-cell office:value-type="float" office:value="0.23">
            <text:p>0,23</text:p>
          </table:table-cell>
          <table:table-cell office:value-type="float" office:value="0.4">
            <text:p>0,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4">
            <text:p>0,4</text:p>
          </table:table-cell>
          <table:table-cell office:value-type="float" office:value="0.28">
            <text:p>0,28</text:p>
          </table:table-cell>
          <table:table-cell office:value-type="float" office:value="0.4">
            <text:p>0,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57">
            <text:p>0,57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57">
            <text:p>0,57</text:p>
          </table:table-cell>
          <table:table-cell office:value-type="float" office:value="0.32">
            <text:p>0,32</text:p>
          </table:table-cell>
          <table:table-cell office:value-type="float" office:value="0.71">
            <text:p>0,7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.64">
            <text:p>0,6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0.67">
            <text:p>0,67</text:p>
          </table:table-cell>
          <table:table-cell office:value-type="float" office:value="0.37">
            <text:p>0,37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64">
            <text:p>0,64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0.64">
            <text:p>0,64</text:p>
          </table:table-cell>
          <table:table-cell office:value-type="float" office:value="0.35">
            <text:p>0,35</text:p>
          </table:table-cell>
          <table:table-cell office:value-type="float" office:value="0.45">
            <text:p>0,4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42">
            <text:p>0,42</text:p>
          </table:table-cell>
          <table:table-cell office:value-type="float" office:value="0.33">
            <text:p>0,33</text:p>
          </table:table-cell>
          <table:table-cell office:value-type="float" office:value="0.26">
            <text:p>0,26</text:p>
          </table:table-cell>
          <table:table-cell office:value-type="float" office:value="0.67">
            <text:p>0,6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Średnia</text:p>
          </table:table-cell>
          <table:table-cell table:formula="oooc:=AVERAGE([.C39:.C48])" office:value-type="float" office:value="0.609">
            <text:p>0,61</text:p>
          </table:table-cell>
          <table:table-cell table:formula="oooc:=AVERAGE([.D39:.D48])" office:value-type="float" office:value="0.549">
            <text:p>0,55</text:p>
          </table:table-cell>
          <table:table-cell table:formula="oooc:=AVERAGE([.E39:.E48])" office:value-type="float" office:value="0.63">
            <text:p>0,63</text:p>
          </table:table-cell>
          <table:table-cell table:formula="oooc:=AVERAGE([.F39:.F48])" office:value-type="float" office:value="0.536">
            <text:p>0,54</text:p>
          </table:table-cell>
          <table:table-cell table:formula="oooc:=AVERAGE([.G39:.G48])" office:value-type="float" office:value="0.319">
            <text:p>0,32</text:p>
          </table:table-cell>
          <table:table-cell table:formula="oooc:=AVERAGE([.H39:.H48])" office:value-type="float" office:value="0.572">
            <text:p>0,57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1578">
            <text:p>1578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578">
            <text:p>157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890">
            <text:p>890</text:p>
          </table:table-cell>
          <table:table-cell office:value-type="float" office:value="15">
            <text:p>15</text:p>
          </table:table-cell>
          <table:table-cell office:value-type="float" office:value="265">
            <text:p>26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922">
            <text:p>1922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  <table:table-cell office:value-type="float" office:value="1172">
            <text:p>1172</text:p>
          </table:table-cell>
          <table:table-cell office:value-type="float" office:value="16">
            <text:p>16</text:p>
          </table:table-cell>
          <table:table-cell office:value-type="float" office:value="250">
            <text:p>250</text:p>
          </table:table-cell>
          <table:table-cell table:number-columns-repeated="5"/>
          <table:table-cell office:value-type="float" office:value="5">
            <text:p>5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797">
            <text:p>797</text:p>
          </table:table-cell>
          <table:table-cell office:value-type="float" office:value="15">
            <text:p>15</text:p>
          </table:table-cell>
          <table:table-cell office:value-type="float" office:value="203">
            <text:p>203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  <table:table-cell office:value-type="float" office:value="2391">
            <text:p>2391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2188">
            <text:p>2188</text:p>
          </table:table-cell>
          <table:table-cell office:value-type="float" office:value="16">
            <text:p>16</text:p>
          </table:table-cell>
          <table:table-cell office:value-type="float" office:value="484">
            <text:p>484</text:p>
          </table:table-cell>
          <table:table-cell table:number-columns-repeated="5"/>
          <table:table-cell office:value-type="float" office:value="9">
            <text:p>9</text:p>
          </table:table-cell>
          <table:table-cell office:value-type="float" office:value="2188">
            <text:p>218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 office:value-type="float" office:value="5188">
            <text:p>5188</text:p>
          </table:table-cell>
          <table:table-cell office:value-type="float" office:value="16">
            <text:p>16</text:p>
          </table:table-cell>
          <table:table-cell office:value-type="float" office:value="828">
            <text:p>828</text:p>
          </table:table-cell>
          <table:table-cell table:number-columns-repeated="5"/>
          <table:table-cell office:value-type="float" office:value="10">
            <text:p>10</text:p>
          </table:table-cell>
          <table:table-cell office:value-type="float" office:value="5188">
            <text:p>5188</text:p>
          </table:table-cell>
        </table:table-row>
      </table:table>
      <table:table table:name="Arkusz4" table:style-name="ta1" table:print="false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office:value-type="string">
            <text:p><text:s/>relevant set with sentences 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First column -- number of times experiment participants chose this sentence</text:p>
          </table:table-cell>
          <table:table-cell/>
        </table:table-row>
        <table:table-row table:style-name="ro1">
          <table:table-cell/>
          <table:table-cell office:value-type="string">
            <text:p>second column -- position in paragraph for this sent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>
            <text:p>Only sentences top "summary lenght" number are listed here. 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>
            <text:p>id: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Relevant sentences set size :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/>
          <table:table-cell table:style-name="ce3" office:value-type="string">
            <text:p>(Filtered by average score):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/>
          <table:table-cell table:style-name="ce3" office:value-type="string">
            <text:p>Number of sentence in article: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/>
          <table:table-cell table:style-name="ce3" office:value-type="string">
            <text:p>Summary length: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3">
            <text:p>13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16">
            <text:p>16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4">
            <text:p>14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16">
            <text:p>16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7">
            <text:p>17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Summary length: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37">
            <text:p>37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4">
            <text:p>14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44">
            <text:p>44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25">
            <text:p>25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29">
            <text:p>29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42">
            <text:p>42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49">
            <text:p>49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1">
            <text:p>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8">
            <text:p>8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14">
            <text:p>14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42">
            <text:p>42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8">
            <text:p>18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54">
            <text:p>54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1">
            <text:p>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41">
            <text:p>41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7">
            <text:p>17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56">
            <text:p>56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</table:table>
      <table:table table:name="Arkusz5" table:style-name="ta1" table:print="false">
        <office:forms form:automatic-focus="false" form:apply-design-mode="false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<text:s/>relevant set with sentences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irst column -- number of times experiment participants chose this sentence</text:p>
          </table:table-cell>
          <table:table-cell/>
        </table:table-row>
        <table:table-row table:style-name="ro1">
          <table:table-cell/>
          <table:table-cell office:value-type="string">
            <text:p>second column -- position in paragraph for this sentenc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>
            <text:p>Only sentences which have been chosen more then average number of times are</text:p>
          </table:table-cell>
          <table:table-cell/>
        </table:table-row>
        <table:table-row table:style-name="ro1">
          <table:table-cell/>
          <table:table-cell table:style-name="ce2" office:value-type="string">
            <text:p>listed here. 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22">
            <text:p>22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3">
            <text:p>13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16">
            <text:p>16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4">
            <text:p>14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16">
            <text:p>16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7">
            <text:p>17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20">
            <text:p>20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5">
            <text:p>5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37">
            <text:p>37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4">
            <text:p>14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44">
            <text:p>44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25">
            <text:p>25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Summary length: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42">
            <text:p>42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9">
            <text:p>19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49">
            <text:p>49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1">
            <text:p>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8">
            <text:p>8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14">
            <text:p>14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42">
            <text:p>42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8">
            <text:p>18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54">
            <text:p>54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1">
            <text:p>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table:style-name="ce4" office:value-type="string">
            <text:p>id:</text:p>
          </table:table-cell>
          <table:table-cell table:style-name="ce4"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string">
            <text:p>Relevant sentences set size :</text:p>
          </table:table-cell>
          <table:table-cell table:style-name="ce4" office:value-type="float" office:value="41">
            <text:p>41</text:p>
          </table:table-cell>
        </table:table-row>
        <table:table-row table:style-name="ro1">
          <table:table-cell/>
          <table:table-cell table:style-name="ce4" office:value-type="string">
            <text:p>(Filtered by average score):</text:p>
          </table:table-cell>
          <table:table-cell table:style-name="ce4" office:value-type="float" office:value="17">
            <text:p>17</text:p>
          </table:table-cell>
        </table:table-row>
        <table:table-row table:style-name="ro1">
          <table:table-cell/>
          <table:table-cell table:style-name="ce4" office:value-type="string">
            <text:p>Number of sentence in article:</text:p>
          </table:table-cell>
          <table:table-cell table:style-name="ce4" office:value-type="float" office:value="56">
            <text:p>56</text:p>
          </table:table-cell>
        </table:table-row>
        <table:table-row table:style-name="ro1">
          <table:table-cell/>
          <table:table-cell table:style-name="ce4" office:value-type="string">
            <text:p>Summary length: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</table:table-row>
      </table:table>
      <table:table table:name="Arkusz6" table:style-name="ta1" table:print="false">
        <office:forms form:automatic-focus="false" form:apply-design-mode="false"/>
        <table:table-column table:style-name="co4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5" office:value-type="string" table:number-columns-spanned="5" table:number-rows-spanned="1">
            <text:p>Jak często w grupie top zdań pojawiały się zdania z początku akapitu?</text:p>
          </table:table-cell>
          <table:covered-table-cell table:number-columns-repeated="4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Ideal</text:p>
          </table:table-cell>
          <table:table-cell office:value-type="string">
            <text:p>W oparciu o najczęściej wybierane zdania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dł. tekstu</text:p>
          </table:table-cell>
          <table:table-cell office:value-type="string">
            <text:p>dł. streszczenia</text:p>
          </table:table-cell>
          <table:table-cell office:value-type="string">
            <text:p>Liczba zdań z początku akapitu</text:p>
          </table:table-cell>
          <table:table-cell office:value-type="string">
            <text:p>Liczba zdań z końca</text:p>
          </table:table-cell>
          <table:table-cell office:value-type="string">
            <text:p>Pozostałe</text:p>
          </table:table-cell>
          <table:table-cell office:value-type="string">
            <text:p>1 zdaniowe akapit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formula="oooc:=COUNTIF([Arkusz4.C21:.C25];1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ooc:=COUNTIF([Arkusz4.C35:.C38];1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ooc:=COUNTIF([Arkusz4.C48:.C51];1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formula="oooc:=COUNTIF([Arkusz4.C61:.C65];1)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ooc:=COUNTIF([Arkusz4.C75:.C84];1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7">
            <text:p>7</text:p>
          </table:table-cell>
          <table:table-cell table:formula="oooc:=COUNTIF([Arkusz4.C94:.C100];1)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table:formula="oooc:=COUNTIF([Arkusz4.C110:.C120];1)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formula="oooc:=COUNTIF([Arkusz4.C130:.C132];1)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table:formula="oooc:=COUNTIF([Arkusz4.C142:.C152];1)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formula="oooc:=COUNTIF([Arkusz4.C162:.C173];1)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</table:table-row>
      </table:table>
      <table:table table:name="Arkusz7" table:style-name="ta1" table:print="false">
        <office:forms form:automatic-focus="false" form:apply-design-mode="false"/>
        <table:table-column table:style-name="co4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/>
          <table:table-cell office:value-type="string">
            <text:p>Rzeczwoniki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Tfidf</text:p>
          </table:table-cell>
          <table:table-cell office:value-type="string">
            <text:p>0.0</text:p>
          </table:table-cell>
          <table:table-cell office:value-type="string">
            <text:p>0.002</text:p>
          </table:table-cell>
          <table:table-cell office:value-type="string">
            <text:p>0.0030</text:p>
          </table:table-cell>
          <table:table-cell office:value-type="string">
            <text:p>0.004</text:p>
          </table:table-cell>
          <table:table-cell office:value-type="string">
            <text:p>0.006</text:p>
          </table:table-cell>
          <table:table-cell office:value-type="string">
            <text:p>0.007</text:p>
          </table:table-cell>
          <table:table-cell office:value-type="string">
            <text:p>0.009</text:p>
          </table:table-cell>
          <table:table-cell office:value-type="string">
            <text:p>0.012</text:p>
          </table:table-cell>
          <table:table-cell office:value-type="string">
            <text:p>0.017</text:p>
          </table:table-cell>
          <table:table-cell office:value-type="string">
            <text:p>0.02</text:p>
          </table:table-cell>
          <table:table-cell office:value-type="string">
            <text:p>0.025</text:p>
          </table:table-cell>
          <table:table-cell office:value-type="string">
            <text:p>0.028</text:p>
          </table:table-cell>
          <table:table-cell office:value-type="string">
            <text:p>0.03</text:p>
          </table:table-cell>
          <table:table-cell office:value-type="string">
            <text:p>0.032</text:p>
          </table:table-cell>
          <table:table-cell office:value-type="string">
            <text:p>0.03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float" office:value="0.4">
            <text:p>0,4</text:p>
          </table:table-cell>
          <table:table-cell table:number-columns-repeated="4"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2">
            <text:p>0,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3"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5" office:value-type="float" office:value="0.75">
            <text:p>0,75</text:p>
          </table:table-cell>
          <table:table-cell table:number-columns-repeated="10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 office:value-type="float" office:value="0.4">
            <text:p>0,4</text:p>
          </table:table-cell>
          <table:table-cell table:number-columns-repeated="5" office:value-type="float" office:value="0.6">
            <text:p>0,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float" office:value="0.4">
            <text:p>0,4</text:p>
          </table:table-cell>
          <table:table-cell table:number-columns-repeated="5" office:value-type="float" office:value="0.3">
            <text:p>0,3</text:p>
          </table:table-cell>
          <table:table-cell table:number-columns-repeated="3" office:value-type="float" office:value="0.4">
            <text:p>0,4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float" office:value="0.29">
            <text:p>0,29</text:p>
          </table:table-cell>
          <table:table-cell office:value-type="float" office:value="0.43">
            <text:p>0,43</text:p>
          </table:table-cell>
          <table:table-cell table:number-columns-repeated="4" office:value-type="float" office:value="0.29">
            <text:p>0,29</text:p>
          </table:table-cell>
          <table:table-cell office:value-type="float" office:value="0.14">
            <text:p>0,14</text:p>
          </table:table-cell>
          <table:table-cell table:number-columns-repeated="4" office:value-type="float" office:value="0.29">
            <text:p>0,29</text:p>
          </table:table-cell>
          <table:table-cell office:value-type="float" office:value="0.14">
            <text:p>0,14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.36">
            <text:p>0,36</text:p>
          </table:table-cell>
          <table:table-cell table:number-columns-repeated="3" office:value-type="float" office:value="0.45">
            <text:p>0,45</text:p>
          </table:table-cell>
          <table:table-cell table:number-columns-repeated="9" office:value-type="float" office:value="0.55">
            <text:p>0,55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float" office:value="0.33">
            <text:p>0,33</text:p>
          </table:table-cell>
          <table:table-cell table:number-columns-repeated="6" office:value-type="float" office:value="0.67">
            <text:p>0,67</text:p>
          </table:table-cell>
          <table:table-cell office:value-type="float" office:value="0.33">
            <text:p>0,33</text:p>
          </table:table-cell>
          <table:table-cell table:number-columns-repeated="4" office:value-type="float" office:value="0.67">
            <text:p>0,6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45">
            <text:p>0,45</text:p>
          </table:table-cell>
          <table:table-cell table:number-columns-repeated="6" office:value-type="float" office:value="0.27">
            <text:p>0,27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0.36">
            <text:p>0,36</text:p>
          </table:table-cell>
          <table:table-cell table:number-columns-repeated="3" office:value-type="float" office:value="0.27">
            <text:p>0,27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6" office:value-type="float" office:value="0.5">
            <text:p>0,5</text:p>
          </table:table-cell>
          <table:table-cell table:number-columns-repeated="2" office:value-type="float" office:value="0.42">
            <text:p>0,42</text:p>
          </table:table-cell>
          <table:table-cell table:number-columns-repeated="6" office:value-type="float" office:value="0.5">
            <text:p>0,5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table:number-columns-repeated="2"/>
          <table:table-cell table:formula="oooc:=AVERAGE([.C6:.C15])" office:value-type="float" office:value="0.413">
            <text:p>0,41</text:p>
          </table:table-cell>
          <table:table-cell table:formula="oooc:=AVERAGE([.D6:.D15])" office:value-type="float" office:value="0.395">
            <text:p>0,4</text:p>
          </table:table-cell>
          <table:table-cell table:formula="oooc:=AVERAGE([.E6:.E15])" office:value-type="float" office:value="0.404">
            <text:p>0,4</text:p>
          </table:table-cell>
          <table:table-cell table:formula="oooc:=AVERAGE([.F6:.F15])" office:value-type="float" office:value="0.418">
            <text:p>0,42</text:p>
          </table:table-cell>
          <table:table-cell table:formula="oooc:=AVERAGE([.G6:.G15])" office:value-type="float" office:value="0.438">
            <text:p>0,44</text:p>
          </table:table-cell>
          <table:table-cell table:formula="oooc:=AVERAGE([.H6:.H15])" office:value-type="float" office:value="0.423">
            <text:p>0,42</text:p>
          </table:table-cell>
          <table:table-cell table:formula="oooc:=AVERAGE([.I6:.I15])" office:value-type="float" office:value="0.385">
            <text:p>0,39</text:p>
          </table:table-cell>
          <table:table-cell table:formula="oooc:=AVERAGE([.J6:.J15])" office:value-type="float" office:value="0.394">
            <text:p>0,39</text:p>
          </table:table-cell>
          <table:table-cell table:formula="oooc:=AVERAGE([.K6:.K15])" office:value-type="float" office:value="0.378">
            <text:p>0,38</text:p>
          </table:table-cell>
          <table:table-cell table:formula="oooc:=AVERAGE([.L6:.L15])" office:value-type="float" office:value="0.413">
            <text:p>0,41</text:p>
          </table:table-cell>
          <table:table-cell table:formula="oooc:=AVERAGE([.M6:.M15])" office:value-type="float" office:value="0.408">
            <text:p>0,41</text:p>
          </table:table-cell>
          <table:table-cell table:formula="oooc:=AVERAGE([.N6:.N15])" office:value-type="float" office:value="0.423">
            <text:p>0,42</text:p>
          </table:table-cell>
          <table:table-cell table:formula="oooc:=AVERAGE([.O6:.O15])" office:value-type="float" office:value="0.423">
            <text:p>0,42</text:p>
          </table:table-cell>
          <table:table-cell table:formula="oooc:=AVERAGE([.P6:.P15])" office:value-type="float" office:value="0.433">
            <text:p>0,43</text:p>
          </table:table-cell>
          <table:table-cell table:formula="oooc:=AVERAGE([.Q6:.Q15])" office:value-type="float" office:value="0.409">
            <text:p>0,41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office:value-type="string">
            <text:p>Bm25</text:p>
          </table:table-cell>
          <table:table-cell office:value-type="string">
            <text:p>0.0</text:p>
          </table:table-cell>
          <table:table-cell office:value-type="string">
            <text:p>0.002</text:p>
          </table:table-cell>
          <table:table-cell office:value-type="string">
            <text:p>0.0030</text:p>
          </table:table-cell>
          <table:table-cell office:value-type="string">
            <text:p>0.004</text:p>
          </table:table-cell>
          <table:table-cell office:value-type="string">
            <text:p>0.006</text:p>
          </table:table-cell>
          <table:table-cell office:value-type="string">
            <text:p>0.007</text:p>
          </table:table-cell>
          <table:table-cell office:value-type="string">
            <text:p>0.009</text:p>
          </table:table-cell>
          <table:table-cell office:value-type="string">
            <text:p>0.012</text:p>
          </table:table-cell>
          <table:table-cell office:value-type="string">
            <text:p>0.017</text:p>
          </table:table-cell>
          <table:table-cell office:value-type="string">
            <text:p>0.02</text:p>
          </table:table-cell>
          <table:table-cell office:value-type="string">
            <text:p>0.025</text:p>
          </table:table-cell>
          <table:table-cell office:value-type="string">
            <text:p>0.028</text:p>
          </table:table-cell>
          <table:table-cell office:value-type="string">
            <text:p>0.03</text:p>
          </table:table-cell>
          <table:table-cell office:value-type="string">
            <text:p>0.032</text:p>
          </table:table-cell>
          <table:table-cell office:value-type="string">
            <text:p>0.03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float" office:value="0.4">
            <text:p>0,4</text:p>
          </table:table-cell>
          <table:table-cell table:number-columns-repeated="7" office:value-type="float" office:value="0.2">
            <text:p>0,2</text:p>
          </table:table-cell>
          <table:table-cell table:number-columns-repeated="2"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14" office:value-type="float" office:value="0.25">
            <text:p>0,2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5" office:value-type="float" office:value="0.75">
            <text:p>0,75</text:p>
          </table:table-cell>
          <table:table-cell table:number-columns-repeated="10" office:value-type="float" office:value="0.5">
            <text:p>0,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9" office:value-type="float" office:value="0.4">
            <text:p>0,4</text:p>
          </table:table-cell>
          <table:table-cell office:value-type="float" office:value="0.6">
            <text:p>0,6</text:p>
          </table:table-cell>
          <table:table-cell table:number-columns-repeated="4" office:value-type="float" office:value="0.4">
            <text:p>0,4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11" office:value-type="float" office:value="0.4">
            <text:p>0,4</text:p>
          </table:table-cell>
          <table:table-cell table:number-columns-repeated="3" office:value-type="float" office:value="0.3">
            <text:p>0,3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 office:value-type="float" office:value="0.29">
            <text:p>0,29</text:p>
          </table:table-cell>
          <table:table-cell office:value-type="float" office:value="0.43">
            <text:p>0,43</text:p>
          </table:table-cell>
          <table:table-cell table:number-columns-repeated="5" office:value-type="float" office:value="0.29">
            <text:p>0,29</text:p>
          </table:table-cell>
          <table:table-cell table:number-columns-repeated="5" office:value-type="float" office:value="0.43">
            <text:p>0,43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.36">
            <text:p>0,36</text:p>
          </table:table-cell>
          <table:table-cell table:number-columns-repeated="3" office:value-type="float" office:value="0.45">
            <text:p>0,45</text:p>
          </table:table-cell>
          <table:table-cell table:number-columns-repeated="3" office:value-type="float" office:value="0.55">
            <text:p>0,55</text:p>
          </table:table-cell>
          <table:table-cell table:number-columns-repeated="4" office:value-type="float" office:value="0.45">
            <text:p>0,45</text:p>
          </table:table-cell>
          <table:table-cell table:number-columns-repeated="2" office:value-type="float" office:value="0.36">
            <text:p>0,36</text:p>
          </table:table-cell>
          <table:table-cell office:value-type="float" office:value="0.55">
            <text:p>0,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float" office:value="0.33">
            <text:p>0,33</text:p>
          </table:table-cell>
          <table:table-cell table:number-columns-repeated="6" office:value-type="float" office:value="0.67">
            <text:p>0,67</text:p>
          </table:table-cell>
          <table:table-cell office:value-type="float" office:value="0.33">
            <text:p>0,33</text:p>
          </table:table-cell>
          <table:table-cell table:number-columns-repeated="4" office:value-type="float" office:value="0.67">
            <text:p>0,6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45">
            <text:p>0,45</text:p>
          </table:table-cell>
          <table:table-cell table:number-columns-repeated="5" office:value-type="float" office:value="0.27">
            <text:p>0,27</text:p>
          </table:table-cell>
          <table:table-cell table:style-name="ce7" office:value-type="float" office:value="0.45">
            <text:p>0,45</text:p>
          </table:table-cell>
          <table:table-cell table:number-columns-repeated="7" office:value-type="float" office:value="0.45">
            <text:p>0,45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9" office:value-type="float" office:value="0.5">
            <text:p>0,5</text:p>
          </table:table-cell>
          <table:table-cell table:number-columns-repeated="5" office:value-type="float" office:value="0.33">
            <text:p>0,33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table:number-columns-repeated="2"/>
          <table:table-cell table:formula="oooc:=AVERAGE([.C22:.C31])" office:value-type="float" office:value="0.413">
            <text:p>0,41</text:p>
          </table:table-cell>
          <table:table-cell table:formula="oooc:=AVERAGE([.D22:.D31])" office:value-type="float" office:value="0.395">
            <text:p>0,4</text:p>
          </table:table-cell>
          <table:table-cell table:formula="oooc:=AVERAGE([.E22:.E31])" office:value-type="float" office:value="0.404">
            <text:p>0,4</text:p>
          </table:table-cell>
          <table:table-cell table:formula="oooc:=AVERAGE([.F22:.F31])" office:value-type="float" office:value="0.418">
            <text:p>0,42</text:p>
          </table:table-cell>
          <table:table-cell table:formula="oooc:=AVERAGE([.G22:.G31])" office:value-type="float" office:value="0.438">
            <text:p>0,44</text:p>
          </table:table-cell>
          <table:table-cell table:formula="oooc:=AVERAGE([.H22:.H31])" office:value-type="float" office:value="0.423">
            <text:p>0,42</text:p>
          </table:table-cell>
          <table:table-cell table:formula="oooc:=AVERAGE([.I22:.I31])" office:value-type="float" office:value="0.421">
            <text:p>0,42</text:p>
          </table:table-cell>
          <table:table-cell table:formula="oooc:=AVERAGE([.J22:.J31])" office:value-type="float" office:value="0.421">
            <text:p>0,42</text:p>
          </table:table-cell>
          <table:table-cell table:formula="oooc:=AVERAGE([.K22:.K31])" office:value-type="float" office:value="0.411">
            <text:p>0,41</text:p>
          </table:table-cell>
          <table:table-cell table:formula="oooc:=AVERAGE([.L22:.L31])" office:value-type="float" office:value="0.428">
            <text:p>0,43</text:p>
          </table:table-cell>
          <table:table-cell table:formula="oooc:=AVERAGE([.M22:.M31])" office:value-type="float" office:value="0.374">
            <text:p>0,37</text:p>
          </table:table-cell>
          <table:table-cell table:formula="oooc:=AVERAGE([.N22:.N31])" office:value-type="float" office:value="0.398">
            <text:p>0,4</text:p>
          </table:table-cell>
          <table:table-cell table:formula="oooc:=AVERAGE([.O22:.O31])" office:value-type="float" office:value="0.389">
            <text:p>0,39</text:p>
          </table:table-cell>
          <table:table-cell table:formula="oooc:=AVERAGE([.P22:.P31])" office:value-type="float" office:value="0.409">
            <text:p>0,41</text:p>
          </table:table-cell>
          <table:table-cell table:formula="oooc:=AVERAGE([.Q22:.Q31])" office:value-type="float" office:value="0.468">
            <text:p>0,4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.25">
            <text:p>0,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.4">
            <text:p>0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float" office:value="0.4">
            <text:p>0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.43">
            <text:p>0,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.64">
            <text:p>0,6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.67">
            <text:p>0,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.36">
            <text:p>0,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.58">
            <text:p>0,58</text:p>
          </table:table-cell>
          <table:table-cell table:number-columns-repeated="1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>
            <text:p>AL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>
            <text:p>0.0</text:p>
          </table:table-cell>
          <table:table-cell table:style-name="ce6" office:value-type="string">
            <text:p>0.0040</text:p>
          </table:table-cell>
          <table:table-cell table:style-name="ce6" office:value-type="string">
            <text:p>0.0080</text:p>
          </table:table-cell>
          <table:table-cell table:style-name="ce6" office:value-type="string">
            <text:p>0.009</text:p>
          </table:table-cell>
          <table:table-cell table:style-name="ce6" office:value-type="string">
            <text:p>0.016</text:p>
          </table:table-cell>
          <table:table-cell table:style-name="ce6" office:value-type="string">
            <text:p>0.02</text:p>
          </table:table-cell>
          <table:table-cell table:style-name="ce6" office:value-type="float" office:value="0.03">
            <text:p>0,03</text:p>
          </table:table-cell>
          <table:table-cell table:style-name="ce6" office:value-type="string">
            <text:p>0.035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number-columns-repeated="4"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8" office:value-type="float" office:value="0.25">
            <text:p>0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.75">
            <text:p>0,75</text:p>
          </table:table-cell>
          <table:table-cell table:number-columns-repeated="6" office:value-type="float" office:value="0.5">
            <text:p>0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8"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3">
            <text:p>0,3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3">
            <text:p>0,3</text:p>
          </table:table-cell>
          <table:table-cell table:number-columns-repeated="2"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43">
            <text:p>0,43</text:p>
          </table:table-cell>
          <table:table-cell table:number-columns-repeated="7" office:value-type="float" office:value="0.14">
            <text:p>0,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36">
            <text:p>0,36</text:p>
          </table:table-cell>
          <table:table-cell table:number-columns-repeated="7" office:value-type="float" office:value="0.45">
            <text:p>0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float" office:value="0.33">
            <text:p>0,33</text:p>
          </table:table-cell>
          <table:table-cell table:number-columns-repeated="4" office:value-type="float" office:value="0.67">
            <text:p>0,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.36">
            <text:p>0,36</text:p>
          </table:table-cell>
          <table:table-cell table:number-columns-repeated="2" office:value-type="float" office:value="0.27">
            <text:p>0,27</text:p>
          </table:table-cell>
          <table:table-cell table:number-columns-repeated="2" office:value-type="float" office:value="0.45">
            <text:p>0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8" office:value-type="float" office:value="0.5">
            <text:p>0,5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>
            <text:p>0.0</text:p>
          </table:table-cell>
          <table:table-cell table:style-name="ce6" office:value-type="string">
            <text:p>0.0040</text:p>
          </table:table-cell>
          <table:table-cell table:style-name="ce6" office:value-type="string">
            <text:p>0.008</text:p>
          </table:table-cell>
          <table:table-cell table:style-name="ce6" office:value-type="string">
            <text:p>0.009</text:p>
          </table:table-cell>
          <table:table-cell table:style-name="ce6" office:value-type="string">
            <text:p>0.016</text:p>
          </table:table-cell>
          <table:table-cell table:style-name="ce6" office:value-type="float" office:value="0.02">
            <text:p>0,02</text:p>
          </table:table-cell>
          <table:table-cell table:style-name="ce6" office:value-type="float" office:value="0.03">
            <text:p>0,03</text:p>
          </table:table-cell>
          <table:table-cell table:style-name="ce6" office:value-type="string">
            <text:p>0.035</text:p>
          </table:table-cell>
          <table:table-cell table:style-name="ce6" table:number-columns-repeated="5"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8" office:value-type="float" office:value="0.25">
            <text:p>0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.75">
            <text:p>0,75</text:p>
          </table:table-cell>
          <table:table-cell table:number-columns-repeated="6" office:value-type="float" office:value="0.5">
            <text:p>0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8"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.4">
            <text:p>0,4</text:p>
          </table:table-cell>
          <table:table-cell table:number-columns-repeated="2" office:value-type="float" office:value="0.3">
            <text:p>0,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43">
            <text:p>0,43</text:p>
          </table:table-cell>
          <table:table-cell table:number-columns-repeated="4" office:value-type="float" office:value="0.14">
            <text:p>0,14</text:p>
          </table:table-cell>
          <table:table-cell table:number-columns-repeated="3" office:value-type="float" office:value="0.43">
            <text:p>0,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36">
            <text:p>0,36</text:p>
          </table:table-cell>
          <table:table-cell table:number-columns-repeated="5" office:value-type="float" office:value="0.45">
            <text:p>0,45</text:p>
          </table:table-cell>
          <table:table-cell table:number-columns-repeated="2" office:value-type="float" office:value="0.36">
            <text:p>0,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4" office:value-type="float" office:value="0.33">
            <text:p>0,33</text:p>
          </table:table-cell>
          <table:table-cell table:number-columns-repeated="4" office:value-type="float" office:value="0.67">
            <text:p>0,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8" office:value-type="float" office:value="0.45">
            <text:p>0,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5" office:value-type="float" office:value="0.5">
            <text:p>0,5</text:p>
          </table:table-cell>
          <table:table-cell table:number-columns-repeated="3" office:value-type="float" office:value="0.33">
            <text:p>0,33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.4">
            <text:p>0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.25">
            <text:p>0,2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.4">
            <text:p>0,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0.14">
            <text:p>0,14</text:p>
          </table:table-cell>
          <table:table-cell office:value-type="float" office:value="0.43">
            <text:p>0,4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45">
            <text:p>0,45</text:p>
          </table:table-cell>
          <table:table-cell office:value-type="float" office:value="0.36">
            <text:p>0,3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.67">
            <text:p>0,6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.45">
            <text:p>0,4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0.33">
            <text:p>0,33</text:p>
          </table:table-cell>
          <table:table-cell table:number-columns-repeated="12"/>
        </table:table-row>
      </table:table>
      <table:table table:name="Arkusz8" table:style-name="ta1" table:print="false">
        <office:forms form:automatic-focus="false" form:apply-design-mode="false"/>
        <table:table-column table:style-name="co4" table:number-columns-repeated="11" table:default-cell-style-name="Default"/>
        <table:table-row table:style-name="ro1">
          <table:table-cell/>
          <table:table-cell office:value-type="string">
            <text:p>Maksymalne wartości wag w badanych tekstach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Tfidf-nouns</text:p>
          </table:table-cell>
          <table:table-cell office:value-type="string">
            <text:p>Tfidf-all</text:p>
          </table:table-cell>
          <table:table-cell office:value-type="string">
            <text:p>Bm25</text:p>
          </table:table-cell>
          <table:table-cell office:value-type="string">
            <text:p>bm25-ALL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office:value-type="float" office:value="0.143">
            <text:p>0,143</text:p>
          </table:table-cell>
          <table:table-cell table:style-name="ce8"/>
          <table:table-cell table:style-name="ce8" office:value-type="float" office:value="0.063">
            <text:p>0,063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8" office:value-type="float" office:value="0.144">
            <text:p>0,144</text:p>
          </table:table-cell>
          <table:table-cell table:style-name="ce8"/>
          <table:table-cell table:style-name="ce8" office:value-type="float" office:value="0.102">
            <text:p>0,102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8" office:value-type="float" office:value="0.199">
            <text:p>0,199</text:p>
          </table:table-cell>
          <table:table-cell table:style-name="ce8"/>
          <table:table-cell table:style-name="ce8" office:value-type="float" office:value="0.147">
            <text:p>0,147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office:value-type="float" office:value="0.132">
            <text:p>0,132</text:p>
          </table:table-cell>
          <table:table-cell table:style-name="ce8"/>
          <table:table-cell table:style-name="ce8" office:value-type="float" office:value="0.061">
            <text:p>0,061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8" office:value-type="float" office:value="0.085">
            <text:p>0,085</text:p>
          </table:table-cell>
          <table:table-cell table:style-name="ce8"/>
          <table:table-cell table:style-name="ce8" office:value-type="float" office:value="0.026">
            <text:p>0,026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float" office:value="0.048">
            <text:p>0,048</text:p>
          </table:table-cell>
          <table:table-cell table:style-name="ce8" office:value-type="float" office:value="0.056">
            <text:p>0,056</text:p>
          </table:table-cell>
          <table:table-cell table:style-name="ce8" office:value-type="float" office:value="0.019">
            <text:p>0,019</text:p>
          </table:table-cell>
          <table:table-cell table:style-name="ce8" office:value-type="float" office:value="0.022">
            <text:p>0,02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office:value-type="float" office:value="0.145">
            <text:p>0,145</text:p>
          </table:table-cell>
          <table:table-cell table:style-name="ce8"/>
          <table:table-cell table:style-name="ce8" office:value-type="float" office:value="0.038">
            <text:p>0,038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8" office:value-type="float" office:value="0.088">
            <text:p>0,088</text:p>
          </table:table-cell>
          <table:table-cell table:style-name="ce8" office:value-type="float" office:value="0.094">
            <text:p>0,094</text:p>
          </table:table-cell>
          <table:table-cell table:style-name="ce8" office:value-type="float" office:value="0.056">
            <text:p>0,056</text:p>
          </table:table-cell>
          <table:table-cell table:style-name="ce8" office:value-type="float" office:value="0.061">
            <text:p>0,06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8" office:value-type="float" office:value="0.039">
            <text:p>0,039</text:p>
          </table:table-cell>
          <table:table-cell table:style-name="ce8"/>
          <table:table-cell table:style-name="ce8" office:value-type="float" office:value="0.0085">
            <text:p>0,009</text:p>
          </table:table-cell>
          <table:table-cell table:style-name="ce8"/>
          <table:table-cell table:number-columns-repeated="5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8" office:value-type="float" office:value="0.11">
            <text:p>0,110</text:p>
          </table:table-cell>
          <table:table-cell table:style-name="ce8"/>
          <table:table-cell table:style-name="ce8" office:value-type="float" office:value="0.018">
            <text:p>0,018</text:p>
          </table:table-cell>
          <table:table-cell table:style-name="ce8"/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Ułamek słów z całości bez progu odcięci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6" office:value-type="float" office:value="0.05">
            <text:p>0,05</text:p>
          </table:table-cell>
          <table:table-cell table:style-name="ce6" office:value-type="float" office:value="0.1">
            <text:p>0,1</text:p>
          </table:table-cell>
          <table:table-cell table:style-name="ce6" office:value-type="string">
            <text:p>0.15</text:p>
          </table:table-cell>
          <table:table-cell table:style-name="ce6" office:value-type="float" office:value="0.3">
            <text:p>0,3</text:p>
          </table:table-cell>
          <table:table-cell/>
          <table:table-cell table:style-name="ce6" office:value-type="string">
            <text:p>1 słowo</text:p>
          </table:table-cell>
          <table:table-cell table:style-name="ce6" office:value-type="float" office:value="0.05">
            <text:p>0,05</text:p>
          </table:table-cell>
          <table:table-cell table:style-name="ce6" office:value-type="float" office:value="0.1">
            <text:p>0,1</text:p>
          </table:table-cell>
          <table:table-cell table:style-name="ce6" office:value-type="string">
            <text:p>0.15</text:p>
          </table:table-cell>
          <table:table-cell table:style-name="ce6" office:value-type="float" office:value="0.3">
            <text:p>0,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4" office:value-type="float" office:value="0.2">
            <text:p>0,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0.5">
            <text:p>0,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5" office:value-type="float" office:value="0.4">
            <text:p>0,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.4">
            <text:p>0,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0.57">
            <text:p>0,57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0.36">
            <text:p>0,36</text:p>
          </table:table-cell>
          <table:table-cell table:number-columns-repeated="4" office:value-type="float" office:value="0.64">
            <text:p>0,6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0.33">
            <text:p>0,33</text:p>
          </table:table-cell>
          <table:table-cell table:number-columns-repeated="4" office:value-type="float" office:value="0.67">
            <text:p>0,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0.45">
            <text:p>0,45</text:p>
          </table:table-cell>
          <table:table-cell office:value-type="float" office:value="0.27">
            <text:p>0,27</text:p>
          </table:table-cell>
          <table:table-cell office:value-type="float" office:value="0.36">
            <text:p>0,36</text:p>
          </table:table-cell>
          <table:table-cell office:value-type="float" office:value="0.45">
            <text:p>0,45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5">
            <text:p>0,5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table:number-columns-repeated="5"/>
          <table:table-cell office:value-type="string">
            <text:p>Średnia</text:p>
          </table:table-cell>
          <table:table-cell table:formula="oooc:=AVERAGE([.G19:.G28])" office:value-type="float" office:value="0.413">
            <text:p>0,41</text:p>
          </table:table-cell>
          <table:table-cell table:formula="oooc:=AVERAGE([.H19:.H28])" office:value-type="float" office:value="0.449">
            <text:p>0,45</text:p>
          </table:table-cell>
          <table:table-cell table:formula="oooc:=AVERAGE([.I19:.I28])" office:value-type="float" office:value="0.443">
            <text:p>0,44</text:p>
          </table:table-cell>
          <table:table-cell table:formula="oooc:=AVERAGE([.J19:.J28])" office:value-type="float" office:value="0.483">
            <text:p>0,48</text:p>
          </table:table-cell>
          <table:table-cell table:formula="oooc:=AVERAGE([.K19:.K28])" office:value-type="float" office:value="0.443">
            <text:p>0,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style-name="ce6" office:value-type="string">
            <text:p>1 słowo</text:p>
          </table:table-cell>
          <table:table-cell table:style-name="ce6" office:value-type="float" office:value="0.05">
            <text:p>0,05</text:p>
          </table:table-cell>
          <table:table-cell table:style-name="ce6" office:value-type="float" office:value="0.1">
            <text:p>0,1</text:p>
          </table:table-cell>
          <table:table-cell table:style-name="ce6" office:value-type="string">
            <text:p>0.15</text:p>
          </table:table-cell>
          <table:table-cell table:style-name="ce6" office:value-type="float" office:value="0.3">
            <text:p>0,3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4" office:value-type="float" office:value="0.2">
            <text:p>0,2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number-columns-repeated="5"/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0.5">
            <text:p>0,5</text:p>
          </table:table-cell>
        </table:table-row>
        <table:table-row table:style-name="ro1">
          <table:table-cell table:number-columns-repeated="5"/>
          <table:table-cell office:value-type="float" office:value="4">
            <text:p>4</text:p>
          </table:table-cell>
          <table:table-cell table:number-columns-repeated="5" office:value-type="float" office:value="0.4">
            <text:p>0,4</text:p>
          </table:table-cell>
        </table:table-row>
        <table:table-row table:style-name="ro1">
          <table:table-cell table:number-columns-repeated="5"/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number-columns-repeated="3" office:value-type="float" office:value="0.4">
            <text:p>0,4</text:p>
          </table:table-cell>
        </table:table-row>
        <table:table-row table:style-name="ro1">
          <table:table-cell table:number-columns-repeated="5"/>
          <table:table-cell office:value-type="float" office:value="6">
            <text:p>6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.43">
            <text:p>0,43</text:p>
          </table:table-cell>
          <table:table-cell office:value-type="float" office:value="0.57">
            <text:p>0,57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float" office:value="0.36">
            <text:p>0,36</text:p>
          </table:table-cell>
          <table:table-cell table:number-columns-repeated="4" office:value-type="float" office:value="0.64">
            <text:p>0,64</text:p>
          </table:table-cell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0.33">
            <text:p>0,33</text:p>
          </table:table-cell>
          <table:table-cell table:number-columns-repeated="4" office:value-type="float" office:value="0.67">
            <text:p>0,67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0.45">
            <text:p>0,45</text:p>
          </table:table-cell>
          <table:table-cell office:value-type="float" office:value="0.27">
            <text:p>0,27</text:p>
          </table:table-cell>
          <table:table-cell office:value-type="float" office:value="0.36">
            <text:p>0,36</text:p>
          </table:table-cell>
          <table:table-cell office:value-type="float" office:value="0.45">
            <text:p>0,45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.58">
            <text:p>0,58</text:p>
          </table:table-cell>
        </table:table-row>
        <table:table-row table:style-name="ro1">
          <table:table-cell table:number-columns-repeated="5"/>
          <table:table-cell office:value-type="string">
            <text:p>Średnia</text:p>
          </table:table-cell>
          <table:table-cell table:formula="oooc:=AVERAGE([.G32:.G41])" office:value-type="float" office:value="0.413">
            <text:p>0,41</text:p>
          </table:table-cell>
          <table:table-cell table:formula="oooc:=AVERAGE([.H32:.H41])" office:value-type="float" office:value="0.449">
            <text:p>0,45</text:p>
          </table:table-cell>
          <table:table-cell table:formula="oooc:=AVERAGE([.I32:.I41])" office:value-type="float" office:value="0.443">
            <text:p>0,44</text:p>
          </table:table-cell>
          <table:table-cell table:formula="oooc:=AVERAGE([.J32:.J41])" office:value-type="float" office:value="0.491">
            <text:p>0,49</text:p>
          </table:table-cell>
          <table:table-cell table:formula="oooc:=AVERAGE([.K32:.K41])" office:value-type="float" office:value="0.443">
            <text:p>0,4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float" office:value="0.25">
            <text:p>0,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float" office:value="0.4">
            <text:p>0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float" office:value="0.43">
            <text:p>0,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 office:value-type="float" office:value="0.64">
            <text:p>0,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 office:value-type="float" office:value="0.67">
            <text:p>0,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 office:value-type="float" office:value="0.36">
            <text:p>0,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float" office:value="0.58">
            <text:p>0,58</text:p>
          </table:table-cell>
          <table:table-cell table:number-columns-repeated="7"/>
        </table:table-row>
      </table:table>
      <table:table table:name="Arkusz9" table:style-name="ta1" table:print="false">
        <office:forms form:automatic-focus="false" form:apply-design-mode="false"/>
        <table:table-column table:style-name="co4" table:default-cell-style-name="Default"/>
        <table:table-column table:style-name="co12" table:default-cell-style-name="Default"/>
        <table:table-column table:style-name="co4" table:number-columns-repeated="14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office:value-type="string">
            <text:p>Wyniki działania tfidf i bm w zaleznosci od minimalnej wartosci wagi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Wszystkie słowa kluczowe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Tfidf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9" office:value-type="float" office:value="0">
            <text:p>0,000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0.01">
            <text:p>0,010</text:p>
          </table:table-cell>
          <table:table-cell table:style-name="ce9" office:value-type="float" office:value="0.015">
            <text:p>0,015</text:p>
          </table:table-cell>
          <table:table-cell table:style-name="ce9" office:value-type="float" office:value="0.02">
            <text:p>0,020</text:p>
          </table:table-cell>
          <table:table-cell table:style-name="ce9" office:value-type="float" office:value="0.025">
            <text:p>0,025</text:p>
          </table:table-cell>
          <table:table-cell table:style-name="ce9" office:value-type="float" office:value="0.03">
            <text:p>0,030</text:p>
          </table:table-cell>
          <table:table-cell table:style-name="ce9" office:value-type="float" office:value="0.035">
            <text:p>0,035</text:p>
          </table:table-cell>
          <table:table-cell table:style-name="ce9" office:value-type="float" office:value="0.04">
            <text:p>0,040</text:p>
          </table:table-cell>
          <table:table-cell table:style-name="ce9" office:value-type="float" office:value="0.045">
            <text:p>0,045</text:p>
          </table:table-cell>
          <table:table-cell table:style-name="ce9" office:value-type="float" office:value="0.05">
            <text:p>0,0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7" office:value-type="float" office:value="0.2">
            <text:p>0,2</text:p>
          </table:table-cell>
          <table:table-cell table:number-columns-repeated="2" office:value-type="float" office:value="0.4">
            <text:p>0,4</text:p>
          </table:table-cell>
          <table:table-cell table:number-columns-repeated="2" office:value-type="float" office:value="0.2">
            <text:p>0,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3" office:value-type="float" office:value="0.25">
            <text:p>0,25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.25">
            <text:p>0,25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1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5" office:value-type="float" office:value="0.4">
            <text:p>0,4</text:p>
          </table:table-cell>
          <table:table-cell table:number-columns-repeated="5" office:value-type="float" office:value="0.6">
            <text:p>0,6</text:p>
          </table:table-cell>
          <table:table-cell office:value-type="float" office:value="0.4">
            <text:p>0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0.4">
            <text:p>0,4</text:p>
          </table:table-cell>
          <table:table-cell table:number-columns-repeated="3" office:value-type="float" office:value="0.3">
            <text:p>0,3</text:p>
          </table:table-cell>
          <table:table-cell table:number-columns-repeated="5" office:value-type="float" office:value="0.4">
            <text:p>0,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6" office:value-type="float" office:value="0.43">
            <text:p>0,43</text:p>
          </table:table-cell>
          <table:table-cell table:number-columns-repeated="2" office:value-type="float" office:value="0.29">
            <text:p>0,29</text:p>
          </table:table-cell>
          <table:table-cell office:value-type="float" office:value="0.43">
            <text:p>0,43</text:p>
          </table:table-cell>
          <table:table-cell office:value-type="float" office:value="0.29">
            <text:p>0,29</text:p>
          </table:table-cell>
          <table:table-cell office:value-type="float" office:value="0.43">
            <text:p>0,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4" office:value-type="float" office:value="0.64">
            <text:p>0,64</text:p>
          </table:table-cell>
          <table:table-cell table:number-columns-repeated="7" office:value-type="float" office:value="0.55">
            <text:p>0,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1"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.36">
            <text:p>0,36</text:p>
          </table:table-cell>
          <table:table-cell office:value-type="float" office:value="0.45">
            <text:p>0,45</text:p>
          </table:table-cell>
          <table:table-cell office:value-type="float" office:value="0.27">
            <text:p>0,27</text:p>
          </table:table-cell>
          <table:table-cell office:value-type="float" office:value="0.18">
            <text:p>0,18</text:p>
          </table:table-cell>
          <table:table-cell office:value-type="float" office:value="0.27">
            <text:p>0,27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.27">
            <text:p>0,27</text:p>
          </table:table-cell>
          <table:table-cell table:number-columns-repeated="3" office:value-type="float" office:value="0.45">
            <text:p>0,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.58">
            <text:p>0,58</text:p>
          </table:table-cell>
          <table:table-cell office:value-type="float" office:value="0.5">
            <text:p>0,5</text:p>
          </table:table-cell>
          <table:table-cell office:value-type="float" office:value="0.42">
            <text:p>0,42</text:p>
          </table:table-cell>
          <table:table-cell table:number-columns-repeated="7" office:value-type="float" office:value="0.5">
            <text:p>0,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formula="oooc:=AVERAGE([.D7:.D16])" office:value-type="float" office:value="0.443">
            <text:p>0,44</text:p>
          </table:table-cell>
          <table:table-cell table:style-name="ce10" table:formula="oooc:=AVERAGE([.E7:.E16])" office:value-type="float" office:value="0.452">
            <text:p>0,45</text:p>
          </table:table-cell>
          <table:table-cell table:style-name="ce10" table:formula="oooc:=AVERAGE([.F7:.F16])" office:value-type="float" office:value="0.426">
            <text:p>0,43</text:p>
          </table:table-cell>
          <table:table-cell table:style-name="ce10" table:formula="oooc:=AVERAGE([.G7:.G16])" office:value-type="float" office:value="0.424">
            <text:p>0,42</text:p>
          </table:table-cell>
          <table:table-cell table:style-name="ce10" table:formula="oooc:=AVERAGE([.H7:.H16])" office:value-type="float" office:value="0.407">
            <text:p>0,41</text:p>
          </table:table-cell>
          <table:table-cell table:style-name="ce10" table:formula="oooc:=AVERAGE([.I7:.I16])" office:value-type="float" office:value="0.436">
            <text:p>0,44</text:p>
          </table:table-cell>
          <table:table-cell table:style-name="ce10" table:formula="oooc:=AVERAGE([.J7:.J16])" office:value-type="float" office:value="0.423">
            <text:p>0,42</text:p>
          </table:table-cell>
          <table:table-cell table:style-name="ce10" table:formula="oooc:=AVERAGE([.K7:.K16])" office:value-type="float" office:value="0.468">
            <text:p>0,47</text:p>
          </table:table-cell>
          <table:table-cell table:style-name="ce10" table:formula="oooc:=AVERAGE([.L7:.L16])" office:value-type="float" office:value="0.5">
            <text:p>0,5</text:p>
          </table:table-cell>
          <table:table-cell table:style-name="ce10" table:formula="oooc:=AVERAGE([.M7:.M16])" office:value-type="float" office:value="0.441">
            <text:p>0,44</text:p>
          </table:table-cell>
          <table:table-cell table:style-name="ce10" table:formula="oooc:=AVERAGE([.N7:.N16])" office:value-type="float" office:value="0.435">
            <text:p>0,4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m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float" office:value="0">
            <text:p>0,000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0.01">
            <text:p>0,010</text:p>
          </table:table-cell>
          <table:table-cell table:style-name="ce11" office:value-type="float" office:value="0.015">
            <text:p>0,015</text:p>
          </table:table-cell>
          <table:table-cell table:style-name="ce11" office:value-type="float" office:value="0.02">
            <text:p>0,020</text:p>
          </table:table-cell>
          <table:table-cell table:style-name="ce11" office:value-type="float" office:value="0.025">
            <text:p>0,025</text:p>
          </table:table-cell>
          <table:table-cell table:style-name="ce11" office:value-type="float" office:value="0.03">
            <text:p>0,030</text:p>
          </table:table-cell>
          <table:table-cell table:style-name="ce11" office:value-type="float" office:value="0.035">
            <text:p>0,035</text:p>
          </table:table-cell>
          <table:table-cell table:style-name="ce11" office:value-type="float" office:value="0.04">
            <text:p>0,040</text:p>
          </table:table-cell>
          <table:table-cell table:style-name="ce11" office:value-type="float" office:value="0.045">
            <text:p>0,045</text:p>
          </table:table-cell>
          <table:table-cell table:style-name="ce11" office:value-type="float" office:value="0.05">
            <text:p>0,0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12" office:value-type="float" office:value="0.2">
            <text:p>0,20</text:p>
          </table:table-cell>
          <table:table-cell table:style-name="ce12" office:value-type="float" office:value="0.4">
            <text:p>0,40</text:p>
          </table:table-cell>
          <table:table-cell table:number-columns-repeated="3" table:style-name="ce12" office:value-type="float" office:value="0.2">
            <text:p>0,20</text:p>
          </table:table-cell>
          <table:table-cell table:number-columns-repeated="4" table:style-name="ce12" office:value-type="float" office:value="0.4">
            <text:p>0,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4" table:style-name="ce12" office:value-type="float" office:value="0.25">
            <text:p>0,25</text:p>
          </table:table-cell>
          <table:table-cell table:number-columns-repeated="2" table:style-name="ce12" office:value-type="float" office:value="0.5">
            <text:p>0,50</text:p>
          </table:table-cell>
          <table:table-cell table:number-columns-repeated="5" table:style-name="ce12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1" table:style-name="ce12" office:value-type="float" office:value="0.5">
            <text:p>0,5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 table:style-name="ce12" office:value-type="float" office:value="0.4">
            <text:p>0,40</text:p>
          </table:table-cell>
          <table:table-cell table:number-columns-repeated="2" table:style-name="ce12" office:value-type="float" office:value="0.6">
            <text:p>0,60</text:p>
          </table:table-cell>
          <table:table-cell table:number-columns-repeated="6" table:style-name="ce12" office:value-type="float" office:value="0.4">
            <text:p>0,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12" office:value-type="float" office:value="0.4">
            <text:p>0,40</text:p>
          </table:table-cell>
          <table:table-cell table:style-name="ce12" office:value-type="float" office:value="0.3">
            <text:p>0,30</text:p>
          </table:table-cell>
          <table:table-cell table:number-columns-repeated="4" table:style-name="ce12" office:value-type="float" office:value="0.4">
            <text:p>0,40</text:p>
          </table:table-cell>
          <table:table-cell table:number-columns-repeated="5" table:style-name="ce12" office:value-type="float" office:value="0.3">
            <text:p>0,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3" table:style-name="ce12" office:value-type="float" office:value="0.43">
            <text:p>0,43</text:p>
          </table:table-cell>
          <table:table-cell table:style-name="ce12" office:value-type="float" office:value="0.29">
            <text:p>0,29</text:p>
          </table:table-cell>
          <table:table-cell table:number-columns-repeated="7" table:style-name="ce12" office:value-type="float" office:value="0.43">
            <text:p>0,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12" office:value-type="float" office:value="0.64">
            <text:p>0,64</text:p>
          </table:table-cell>
          <table:table-cell table:number-columns-repeated="3" table:style-name="ce12" office:value-type="float" office:value="0.55">
            <text:p>0,55</text:p>
          </table:table-cell>
          <table:table-cell table:number-columns-repeated="2" table:style-name="ce12" office:value-type="float" office:value="0.45">
            <text:p>0,45</text:p>
          </table:table-cell>
          <table:table-cell table:number-columns-repeated="2" table:style-name="ce12" office:value-type="float" office:value="0.36">
            <text:p>0,36</text:p>
          </table:table-cell>
          <table:table-cell table:number-columns-repeated="3" table:style-name="ce12" office:value-type="float" office:value="0">
            <text:p>0,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1" table:style-name="ce12" office:value-type="float" office:value="0.67">
            <text:p>0,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table:style-name="ce12" office:value-type="float" office:value="0.36">
            <text:p>0,36</text:p>
          </table:table-cell>
          <table:table-cell table:number-columns-repeated="9" table:style-name="ce12" office:value-type="float" office:value="0.45">
            <text:p>0,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12" office:value-type="float" office:value="0.58">
            <text:p>0,58</text:p>
          </table:table-cell>
          <table:table-cell table:number-columns-repeated="3" table:style-name="ce12" office:value-type="float" office:value="0.5">
            <text:p>0,50</text:p>
          </table:table-cell>
          <table:table-cell table:number-columns-repeated="7" table:style-name="ce12" office:value-type="float" office:value="0.33">
            <text:p>0,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formula="oooc:=AVERAGE([.D21:.D30])" office:value-type="float" office:value="0.443">
            <text:p>0,44</text:p>
          </table:table-cell>
          <table:table-cell table:style-name="ce10" table:formula="oooc:=AVERAGE([.E21:.E30])" office:value-type="float" office:value="0.416">
            <text:p>0,42</text:p>
          </table:table-cell>
          <table:table-cell table:style-name="ce10" table:formula="oooc:=AVERAGE([.F21:.F30])" office:value-type="float" office:value="0.435">
            <text:p>0,44</text:p>
          </table:table-cell>
          <table:table-cell table:style-name="ce10" table:formula="oooc:=AVERAGE([.G21:.G30])" office:value-type="float" office:value="0.461">
            <text:p>0,46</text:p>
          </table:table-cell>
          <table:table-cell table:style-name="ce10" table:formula="oooc:=AVERAGE([.H21:.H30])" office:value-type="float" office:value="0.453">
            <text:p>0,45</text:p>
          </table:table-cell>
          <table:table-cell table:style-name="ce10" table:formula="oooc:=AVERAGE([.I21:.I30])" office:value-type="float" office:value="0.433">
            <text:p>0,43</text:p>
          </table:table-cell>
          <table:table-cell table:style-name="ce10" table:formula="oooc:=AVERAGE([.J21:.J30])" office:value-type="float" office:value="0.389">
            <text:p>0,39</text:p>
          </table:table-cell>
          <table:table-cell table:style-name="ce10" table:formula="oooc:=AVERAGE([.K21:.K30])" office:value-type="float" office:value="0.409">
            <text:p>0,41</text:p>
          </table:table-cell>
          <table:table-cell table:style-name="ce10" table:formula="oooc:=AVERAGE([.L21:.L30])" office:value-type="float" office:value="0.373">
            <text:p>0,37</text:p>
          </table:table-cell>
          <table:table-cell table:style-name="ce10" table:formula="oooc:=AVERAGE([.M21:.M30])" office:value-type="float" office:value="0.373">
            <text:p>0,37</text:p>
          </table:table-cell>
          <table:table-cell table:style-name="ce10" table:formula="oooc:=AVERAGE([.N21:.N30])" office:value-type="float" office:value="0.373">
            <text:p>0,37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.25">
            <text:p>0,2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.5">
            <text:p>0,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0.4">
            <text:p>0,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4">
            <text:p>0,4</text:p>
          </table:table-cell>
          <table:table-cell office:value-type="float" office:value="0.3">
            <text:p>0,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.43">
            <text:p>0,43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 office:value-type="float" office:value="0.67">
            <text:p>0,6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.45">
            <text:p>0,45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float" office:value="0.33">
            <text:p>0,33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Tfidf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9" office:value-type="float" office:value="0">
            <text:p>0,000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0.01">
            <text:p>0,010</text:p>
          </table:table-cell>
          <table:table-cell table:style-name="ce9" office:value-type="float" office:value="0.015">
            <text:p>0,015</text:p>
          </table:table-cell>
          <table:table-cell table:style-name="ce9" office:value-type="float" office:value="0.02">
            <text:p>0,020</text:p>
          </table:table-cell>
          <table:table-cell table:style-name="ce9" office:value-type="float" office:value="0.025">
            <text:p>0,025</text:p>
          </table:table-cell>
          <table:table-cell table:style-name="ce9" office:value-type="float" office:value="0.03">
            <text:p>0,030</text:p>
          </table:table-cell>
          <table:table-cell table:style-name="ce9" office:value-type="float" office:value="0.035">
            <text:p>0,035</text:p>
          </table:table-cell>
          <table:table-cell table:style-name="ce9" office:value-type="float" office:value="0.04">
            <text:p>0,040</text:p>
          </table:table-cell>
          <table:table-cell table:style-name="ce9" office:value-type="float" office:value="0.045">
            <text:p>0,045</text:p>
          </table:table-cell>
          <table:table-cell table:style-name="ce9" office:value-type="float" office:value="0.05">
            <text:p>0,050</text:p>
          </table:table-cell>
          <table:table-cell table:style-name="ce9" office:value-type="float" office:value="0.055">
            <text:p>0,055</text:p>
          </table:table-cell>
          <table:table-cell table:style-name="ce9" office:value-type="float" office:value="0.06">
            <text:p>0,06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7" office:value-type="float" office:value="0.2">
            <text:p>0,2</text:p>
          </table:table-cell>
          <table:table-cell table:number-columns-repeated="2" office:value-type="float" office:value="0.4">
            <text:p>0,4</text:p>
          </table:table-cell>
          <table:table-cell table:number-columns-repeated="4" office:value-type="float" office:value="0.2">
            <text:p>0,2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6"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.5">
            <text:p>0,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2" office:value-type="float" office:value="0.75">
            <text:p>0,7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5" office:value-type="float" office:value="0.4">
            <text:p>0,4</text:p>
          </table:table-cell>
          <table:table-cell table:number-columns-repeated="5" office:value-type="float" office:value="0.6">
            <text:p>0,6</text:p>
          </table:table-cell>
          <table:table-cell table:number-columns-repeated="3" office:value-type="float" office:value="0.4">
            <text:p>0,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3" office:value-type="float" office:value="0.5">
            <text:p>0,5</text:p>
          </table:table-cell>
          <table:table-cell table:number-columns-repeated="5" office:value-type="float" office:value="0.4">
            <text:p>0,4</text:p>
          </table:table-cell>
          <table:table-cell table:number-columns-repeated="5" office:value-type="float" office:value="0.5">
            <text:p>0,5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3" office:value-type="float" office:value="0.71">
            <text:p>0,71</text:p>
          </table:table-cell>
          <table:table-cell table:number-columns-repeated="6" office:value-type="float" office:value="0.57">
            <text:p>0,57</text:p>
          </table:table-cell>
          <table:table-cell office:value-type="float" office:value="0.43">
            <text:p>0,43</text:p>
          </table:table-cell>
          <table:table-cell table:number-columns-repeated="3" office:value-type="float" office:value="0.57">
            <text:p>0,57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.64">
            <text:p>0,64</text:p>
          </table:table-cell>
          <table:table-cell office:value-type="float" office:value="0.73">
            <text:p>0,73</text:p>
          </table:table-cell>
          <table:table-cell table:number-columns-repeated="4" office:value-type="float" office:value="0.64">
            <text:p>0,64</text:p>
          </table:table-cell>
          <table:table-cell table:number-columns-repeated="5" office:value-type="float" office:value="0.55">
            <text:p>0,55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number-columns-repeated="2" office:value-type="float" office:value="0.73">
            <text:p>0,73</text:p>
          </table:table-cell>
          <table:table-cell office:value-type="float" office:value="0.55">
            <text:p>0,55</text:p>
          </table:table-cell>
          <table:table-cell table:number-columns-repeated="5" office:value-type="float" office:value="0.45">
            <text:p>0,45</text:p>
          </table:table-cell>
          <table:table-cell table:number-columns-repeated="5" office:value-type="float" office:value="0.64">
            <text:p>0,6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0.75">
            <text:p>0,75</text:p>
          </table:table-cell>
          <table:table-cell office:value-type="float" office:value="0.67">
            <text:p>0,67</text:p>
          </table:table-cell>
          <table:table-cell office:value-type="float" office:value="0.58">
            <text:p>0,58</text:p>
          </table:table-cell>
          <table:table-cell table:number-columns-repeated="4" office:value-type="float" office:value="0.67">
            <text:p>0,67</text:p>
          </table:table-cell>
          <table:table-cell table:number-columns-repeated="5" office:value-type="float" office:value="0.58">
            <text:p>0,58</text:p>
          </table:table-cell>
        </table:table-row>
        <table:table-row table:style-name="ro1">
          <table:table-cell table:number-columns-repeated="3"/>
          <table:table-cell table:formula="oooc:=AVERAGE([.D51:.D60])" office:value-type="float" office:value="0.618">
            <text:p>0,62</text:p>
          </table:table-cell>
          <table:table-cell table:formula="oooc:=AVERAGE([.E51:.E60])" office:value-type="float" office:value="0.618">
            <text:p>0,62</text:p>
          </table:table-cell>
          <table:table-cell table:formula="oooc:=AVERAGE([.F51:.F60])" office:value-type="float" office:value="0.601">
            <text:p>0,6</text:p>
          </table:table-cell>
          <table:table-cell table:formula="oooc:=AVERAGE([.G51:.G60])" office:value-type="float" office:value="0.549">
            <text:p>0,55</text:p>
          </table:table-cell>
          <table:table-cell table:formula="oooc:=AVERAGE([.H51:.H60])" office:value-type="float" office:value="0.558">
            <text:p>0,56</text:p>
          </table:table-cell>
          <table:table-cell table:formula="oooc:=AVERAGE([.I51:.I60])" office:value-type="float" office:value="0.578">
            <text:p>0,58</text:p>
          </table:table-cell>
          <table:table-cell table:formula="oooc:=AVERAGE([.J51:.J60])" office:value-type="float" office:value="0.553">
            <text:p>0,55</text:p>
          </table:table-cell>
          <table:table-cell table:formula="oooc:=AVERAGE([.K51:.K60])" office:value-type="float" office:value="0.589">
            <text:p>0,59</text:p>
          </table:table-cell>
          <table:table-cell table:formula="oooc:=AVERAGE([.L51:.L60])" office:value-type="float" office:value="0.609">
            <text:p>0,61</text:p>
          </table:table-cell>
          <table:table-cell table:formula="oooc:=AVERAGE([.M51:.M60])" office:value-type="float" office:value="0.575">
            <text:p>0,58</text:p>
          </table:table-cell>
          <table:table-cell table:formula="oooc:=AVERAGE([.N51:.N60])" office:value-type="float" office:value="0.569">
            <text:p>0,57</text:p>
          </table:table-cell>
          <table:table-cell table:formula="oooc:=AVERAGE([.O51:.O60])" office:value-type="float" office:value="0.569">
            <text:p>0,57</text:p>
          </table:table-cell>
          <table:table-cell table:formula="oooc:=AVERAGE([.P51:.P60])" office:value-type="float" office:value="0.584">
            <text:p>0,58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2"/>
          <table:table-cell office:value-type="string">
            <text:p>Bm2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1" office:value-type="float" office:value="0">
            <text:p>0,000</text:p>
          </table:table-cell>
          <table:table-cell table:style-name="ce11" office:value-type="float" office:value="0.005">
            <text:p>0,005</text:p>
          </table:table-cell>
          <table:table-cell table:style-name="ce11" office:value-type="float" office:value="0.01">
            <text:p>0,010</text:p>
          </table:table-cell>
          <table:table-cell table:style-name="ce11" office:value-type="float" office:value="0.015">
            <text:p>0,015</text:p>
          </table:table-cell>
          <table:table-cell table:style-name="ce11" office:value-type="float" office:value="0.02">
            <text:p>0,020</text:p>
          </table:table-cell>
          <table:table-cell table:style-name="ce11" office:value-type="float" office:value="0.025">
            <text:p>0,025</text:p>
          </table:table-cell>
          <table:table-cell table:style-name="ce11" office:value-type="float" office:value="0.03">
            <text:p>0,030</text:p>
          </table:table-cell>
          <table:table-cell table:style-name="ce11" office:value-type="float" office:value="0.035">
            <text:p>0,035</text:p>
          </table:table-cell>
          <table:table-cell table:style-name="ce11" office:value-type="float" office:value="0.04">
            <text:p>0,040</text:p>
          </table:table-cell>
          <table:table-cell table:style-name="ce11" office:value-type="float" office:value="0.045">
            <text:p>0,045</text:p>
          </table:table-cell>
          <table:table-cell table:style-name="ce11" office:value-type="float" office:value="0.05">
            <text:p>0,050</text:p>
          </table:table-cell>
          <table:table-cell table:style-name="ce11" office:value-type="float" office:value="0.055">
            <text:p>0,055</text:p>
          </table:table-cell>
          <table:table-cell table:style-name="ce11" office:value-type="float" office:value="0.06">
            <text:p>0,06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2">
            <text:p>0,2</text:p>
          </table:table-cell>
          <table:table-cell table:number-columns-repeated="6" office:value-type="float" office:value="0.4">
            <text:p>0,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9" office:value-type="float" office:value="0.5">
            <text:p>0,5</text:p>
          </table:table-cell>
          <table:table-cell table:number-columns-repeated="4" office:value-type="float" office:value="0.25">
            <text:p>0,2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13" office:value-type="float" office:value="0.75">
            <text:p>0,75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3" office:value-type="float" office:value="0.4">
            <text:p>0,4</text:p>
          </table:table-cell>
          <table:table-cell table:number-columns-repeated="2" office:value-type="float" office:value="0.6">
            <text:p>0,6</text:p>
          </table:table-cell>
          <table:table-cell table:number-columns-repeated="8" office:value-type="float" office:value="0.4">
            <text:p>0,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.4">
            <text:p>0,4</text:p>
          </table:table-cell>
          <table:table-cell table:number-columns-repeated="3" office:value-type="float" office:value="0.5">
            <text:p>0,5</text:p>
          </table:table-cell>
          <table:table-cell table:number-columns-repeated="7" office:value-type="float" office:value="0.4">
            <text:p>0,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float" office:value="0.71">
            <text:p>0,71</text:p>
          </table:table-cell>
          <table:table-cell table:number-columns-repeated="11" office:value-type="float" office:value="0.57">
            <text:p>0,57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0.64">
            <text:p>0,64</text:p>
          </table:table-cell>
          <table:table-cell table:number-columns-repeated="3" office:value-type="float" office:value="0.55">
            <text:p>0,55</text:p>
          </table:table-cell>
          <table:table-cell office:value-type="float" office:value="0.64">
            <text:p>0,64</text:p>
          </table:table-cell>
          <table:table-cell table:number-columns-repeated="7" office:value-type="float" office:value="0.55">
            <text:p>0,55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12" office:value-type="float" office:value="1">
            <text:p>1</text:p>
          </table:table-cell>
          <table:table-cell office:value-type="float" office:value="0.67">
            <text:p>0,67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0.73">
            <text:p>0,73</text:p>
          </table:table-cell>
          <table:table-cell office:value-type="float" office:value="0.45">
            <text:p>0,45</text:p>
          </table:table-cell>
          <table:table-cell table:number-columns-repeated="11" office:value-type="float" office:value="0.64">
            <text:p>0,64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8">
            <text:p>0,58</text:p>
          </table:table-cell>
          <table:table-cell table:number-columns-repeated="9" office:value-type="float" office:value="0.33">
            <text:p>0,33</text:p>
          </table:table-cell>
        </table:table-row>
        <table:table-row table:style-name="ro1">
          <table:table-cell table:number-columns-repeated="3"/>
          <table:table-cell table:formula="oooc:=AVERAGE([.D67:.D76])" office:value-type="float" office:value="0.618">
            <text:p>0,62</text:p>
          </table:table-cell>
          <table:table-cell table:formula="oooc:=AVERAGE([.E67:.E76])" office:value-type="float" office:value="0.572">
            <text:p>0,57</text:p>
          </table:table-cell>
          <table:table-cell table:formula="oooc:=AVERAGE([.F67:.F76])" office:value-type="float" office:value="0.559">
            <text:p>0,56</text:p>
          </table:table-cell>
          <table:table-cell table:formula="oooc:=AVERAGE([.G67:.G76])" office:value-type="float" office:value="0.609">
            <text:p>0,61</text:p>
          </table:table-cell>
          <table:table-cell table:formula="oooc:=AVERAGE([.H67:.H76])" office:value-type="float" office:value="0.564">
            <text:p>0,56</text:p>
          </table:table-cell>
          <table:table-cell table:formula="oooc:=AVERAGE([.I67:.I76])" office:value-type="float" office:value="0.553">
            <text:p>0,55</text:p>
          </table:table-cell>
          <table:table-cell table:formula="oooc:=AVERAGE([.J67:.J76])" office:value-type="float" office:value="0.534">
            <text:p>0,53</text:p>
          </table:table-cell>
          <table:table-cell table:formula="oooc:=AVERAGE([.K67:.K76])" office:value-type="float" office:value="0.554">
            <text:p>0,55</text:p>
          </table:table-cell>
          <table:table-cell table:formula="oooc:=AVERAGE([.L67:.L76])" office:value-type="float" office:value="0.554">
            <text:p>0,55</text:p>
          </table:table-cell>
          <table:table-cell table:formula="oooc:=AVERAGE([.M67:.M76])" office:value-type="float" office:value="0.529">
            <text:p>0,53</text:p>
          </table:table-cell>
          <table:table-cell table:formula="oooc:=AVERAGE([.N67:.N76])" office:value-type="float" office:value="0.529">
            <text:p>0,53</text:p>
          </table:table-cell>
          <table:table-cell table:formula="oooc:=AVERAGE([.O67:.O76])" office:value-type="float" office:value="0.529">
            <text:p>0,53</text:p>
          </table:table-cell>
          <table:table-cell table:formula="oooc:=AVERAGE([.P67:.P76])" office:value-type="float" office:value="0.496">
            <text:p>0,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0.25">
            <text:p>0,2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0.4">
            <text:p>0,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office:value-type="float" office:value="0.4">
            <text:p>0,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0.57">
            <text:p>0,5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0.45">
            <text:p>0,45</text:p>
          </table:table-cell>
          <table:table-cell office:value-type="float" office:value="0.55">
            <text:p>0,55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0.64">
            <text:p>0,64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0.58">
            <text:p>0,58</text:p>
          </table:table-cell>
          <table:table-cell office:value-type="float" office:value="0.33">
            <text:p>0,33</text:p>
          </table:table-cell>
          <table:table-cell table:number-columns-repeated="10"/>
        </table:table-row>
      </table:table>
      <table:database-ranges>
        <table:database-range table:target-range-address="Arkusz3.A53:Arkusz3.H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6">06-08-2007</text:date>, <text:time>03:19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1.0$Win32 OpenOffice.org_project/680m6$Build-9095</meta:generator>
    <meta:creation-date>2007-07-31T17:15:17</meta:creation-date>
    <dc:date>2007-08-06T03:19:21</dc:date>
    <dc:language>pl-PL</dc:language>
    <meta:editing-cycles>10</meta:editing-cycles>
    <meta:editing-duration>PT20H48M26S</meta:editing-duration>
    <meta:user-defined meta:name="Info 1"/>
    <meta:user-defined meta:name="Info 2"/>
    <meta:user-defined meta:name="Info 3"/>
    <meta:user-defined meta:name="Info 4"/>
    <meta:document-statistic meta:table-count="9" meta:cell-count="6717"/>
  </office:meta>
</office:document-meta>
</file>